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9.001cm" fo:margin-left="0cm" fo:margin-right="0cm" fo:margin-top="0cm" fo:margin-bottom="0.3cm" table:align="margins"/>
    </style:style>
    <style:style style:name="Table2.A" style:family="table-column">
      <style:table-column-properties style:column-width="9.499cm" style:rel-column-width="32761*"/>
    </style:style>
    <style:style style:name="Table2.B" style:family="table-column">
      <style:table-column-properties style:column-width="9.502cm" style:rel-column-width="3277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-left="0.6pt solid #b2b2b2" fo:border-right="none" fo:border-top="none" fo:border-bottom="none">
        <style:background-image/>
      </style:table-cell-properties>
    </style:style>
    <style:style style:name="Table2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2.B2" style:family="table-cell">
      <style:table-cell-properties style:vertical-align="bottom" fo:background-color="transparent" fo:padding="0.097cm" fo:border-left="0.6pt solid #b2b2b2" fo:border-right="none" fo:border-top="none" fo:border-bottom="none">
        <style:background-image/>
      </style:table-cell-properties>
    </style:style>
    <style:style style:name="Table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75cm" style:rel-column-width="16383*"/>
    </style:style>
    <style:style style:name="Table3.D" style:family="table-column">
      <style:table-column-properties style:column-width="4.75cm" style:rel-column-width="16386*"/>
    </style:style>
    <style:style style:name="Table3.1" style:family="table-row">
      <style:table-row-properties style:min-row-height="3.5cm" fo:background-color="transparent" fo:keep-together="auto">
        <style:background-image/>
      </style:table-row-properties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fo:padding="0cm" fo:border-left="0.6pt solid #b2b2b2" fo:border-right="none" fo:border-top="none" fo:border-bottom="none"/>
    </style:style>
    <style:style style:name="Table3.C1" style:family="table-cell">
      <style:table-cell-properties style:vertical-align="" fo:background-color="transparent" fo:padding="0cm" fo:border-left="0.6pt solid #b2b2b2" fo:border-right="none" fo:border-top="none" fo:border-bottom="none" style:writing-mode="page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748cm" style:rel-column-width="16377*"/>
    </style:style>
    <style:style style:name="Tableau1.C" style:family="table-column">
      <style:table-column-properties style:column-width="4.752cm" style:rel-column-width="16389*"/>
    </style:style>
    <style:style style:name="Tableau1.D" style:family="table-column">
      <style:table-column-properties style:column-width="4.752cm" style:rel-column-width="16392*"/>
    </style:style>
    <style:style style:name="Tableau1.1" style:family="table-row">
      <style:table-row-properties style:min-row-height="3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6pt solid #b2b2b2" fo:border-right="none" fo:border-top="none" fo:border-bottom="none"/>
    </style:style>
    <style:style style:name="Tableau6" style:family="table">
      <style:table-properties style:width="19.008cm" fo:margin-left="0cm" fo:margin-right="-0.007cm" table:align="margins"/>
    </style:style>
    <style:style style:name="Tableau6.A" style:family="table-column">
      <style:table-column-properties style:column-width="4.752cm" style:rel-column-width="16385*"/>
    </style:style>
    <style:style style:name="Tableau6.D" style:family="table-column">
      <style:table-column-properties style:column-width="4.75cm" style:rel-column-width="16380*"/>
    </style:style>
    <style:style style:name="Tableau6.1" style:family="table-row">
      <style:table-row-properties style:min-row-height="2.919cm"/>
    </style:style>
    <style:style style:name="Tableau6.A1" style:family="table-cell">
      <style:table-cell-properties style:vertical-align="bottom" fo:background-color="transparent" fo:padding="0.097cm" fo:border-left="none" fo:border-right="none" fo:border-top="0.6pt solid #b2b2b2" fo:border-bottom="none">
        <style:background-image/>
      </style:table-cell-properties>
    </style:style>
    <style:style style:name="Tableau6.B1" style:family="table-cell">
      <style:table-cell-properties style:vertical-align="bottom" fo:background-color="transparent" fo:padding="0.097cm" fo:border-left="0.6pt solid #b2b2b2" fo:border-right="none" fo:border-top="0.6pt solid #b2b2b2" fo:border-bottom="none">
        <style:background-image/>
      </style:table-cell-properties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4.75cm" style:rel-column-width="16383*"/>
    </style:style>
    <style:style style:name="Tableau10.D" style:family="table-column">
      <style:table-column-properties style:column-width="4.75cm" style:rel-column-width="16386*"/>
    </style:style>
    <style:style style:name="Tableau10.1" style:family="table-row">
      <style:table-row-properties style:min-row-height="3.401cm"/>
    </style:style>
    <style:style style:name="Tableau10.A1" style:family="table-cell">
      <style:table-cell-properties fo:padding="0.097cm" fo:border-left="none" fo:border-right="0.05pt solid #000000" fo:border-top="none" fo:border-bottom="none"/>
    </style:style>
    <style:style style:name="Tableau10.B1" style:family="table-cell">
      <style:table-cell-properties fo:padding="0.097cm" fo:border-left="0.6pt solid #b2b2b2" fo:border-right="0.05pt solid #000000" fo:border-top="none" fo:border-bottom="none"/>
    </style:style>
    <style:style style:name="Tableau10.D1" style:family="table-cell">
      <style:table-cell-properties fo:padding="0.097cm" fo:border-left="0.6pt solid #b2b2b2" fo:border-right="none" fo:border-top="none" fo:border-bottom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1" style:family="table-row">
      <style:table-row-properties style:min-row-height="3.401cm"/>
    </style:style>
    <style:style style:name="Table4.A1" style:family="table-cell">
      <style:table-cell-properties fo:padding="0.097cm" fo:border-left="none" fo:border-right="none" fo:border-top="0.6pt solid #b2b2b2" fo:border-bottom="none"/>
    </style:style>
    <style:style style:name="Table4.B1" style:family="table-cell">
      <style:table-cell-properties fo:padding="0.097cm" fo:border-left="0.6pt solid #b2b2b2" fo:border-right="none" fo:border-top="0.6pt solid #b2b2b2" fo:border-bottom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6.334cm" style:rel-column-width="21845*"/>
    </style:style>
    <style:style style:name="Tableau8.1" style:family="table-row">
      <style:table-row-properties style:min-row-height="0.101cm"/>
    </style:style>
    <style:style style:name="Tableau8.A1" style:family="table-cell">
      <style:table-cell-properties fo:padding="0.097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101" style:family="paragraph" style:parent-style-name="Text_20_body">
      <style:paragraph-properties fo:text-align="center" style:justify-single-word="false"/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P102" style:family="paragraph" style:parent-style-name="Text_20_body">
      <style:paragraph-properties fo:text-align="center" style:justify-single-word="false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Header_20_G_20_page_20_impaire_20__28_D_29_">
      <style:text-properties officeooo:paragraph-rsid="00fd1cf8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5f_Exo_5f_sans_5f_Titre" style:master-page-name="_33__5f_4_5f_SERIE_5f_G_5f_GAUCHE_5f_ET_5f_DROITE_5f_2COL">
      <style:paragraph-properties style:page-number="227" fo:break-before="auto" fo:break-after="auto"/>
    </style:style>
    <style:style style:name="P111" style:family="paragraph" style:parent-style-name="_5f_Titre_5f_Exercices_5f_avec_5f_Titre" style:master-page-name="_33__5f_4_5f_SERIE_5f_G_5f_GAUCHE_5f_ET_5f_DROITE_5f_1COL">
      <style:paragraph-properties style:page-number="auto"/>
    </style:style>
    <style:style style:name="P112" style:family="paragraph" style:parent-style-name="_5f_Titre_5f_Exercices_5f_sans_5f_Titre" style:master-page-name="_33__5f_4_5f_SERIE_5f_G_5f_GAUCHE_5f_ET_5f_DROITE_5f_2COL">
      <style:paragraph-properties style:page-number="auto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solid" draw:fill-color="#1ca2b8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2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indent="0cm" style:writing-mode="lr-tb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style:paragraph-properties fo:margin-left="0cm" fo:margin-right="0cm" fo:margin-top="0cm" fo:margin-bottom="0cm" fo:line-height="100%" fo:text-align="start" fo:text-indent="0cm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54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55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56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57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58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59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60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61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62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63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5" fo:font-size="16pt" fo:font-weight="bold" officeooo:rsid="01a13e78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5d2d1"/>
    </style:style>
    <style:style style:name="T7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9e3fdd"/>
    </style:style>
    <style:style style:name="T150" style:family="text">
      <style:text-properties officeooo:rsid="00b6801f"/>
    </style:style>
    <style:style style:name="T151" style:family="text">
      <style:text-properties officeooo:rsid="00a4cf55"/>
    </style:style>
    <style:style style:name="T152" style:family="text">
      <style:text-properties officeooo:rsid="0315af39"/>
    </style:style>
    <style:style style:name="T153" style:family="text">
      <style:text-properties officeooo:rsid="0334a5be"/>
    </style:style>
    <style:style style:name="T154" style:family="text">
      <style:text-properties officeooo:rsid="005a3fa8"/>
    </style:style>
    <style:style style:name="T155" style:family="text">
      <style:text-properties officeooo:rsid="00415f3a"/>
    </style:style>
    <style:style style:name="T156" style:family="text">
      <style:text-properties officeooo:rsid="00386ebd"/>
    </style:style>
    <style:style style:name="T157" style:family="text">
      <style:text-properties officeooo:rsid="008d016c"/>
    </style:style>
    <style:style style:name="T158" style:family="text">
      <style:text-properties officeooo:rsid="01fe03f2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1f8729d"/>
    </style:style>
    <style:style style:name="T162" style:family="text">
      <style:text-properties officeooo:rsid="01b6dc57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style:font-name="Bitstream Vera Sans2" fo:font-style="normal" style:font-style-asian="normal" style:font-style-complex="normal"/>
    </style:style>
    <style:style style:name="T181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182" style:family="text"/>
    <style:style style:name="T183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4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0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fo:background-color="transparent" draw:fill="none" draw:fill-color="#ffffff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fo:margin-left="0.3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316cm" draw:marker-start-center="false" draw:marker-end="" draw:marker-end-width="0.316cm" draw:marker-end-center="false" draw:fill="none" draw:fill-color="#cfe7f5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none" draw:fill-color="#cfe7f5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tyle:run-through="foreground"/>
    </style:style>
    <style:style style:name="gr30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9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3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9cm" fo:min-width="0.5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3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5cm" fo:min-width="0.3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5cm" fo:min-width="0.3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6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1.6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1.23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7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solid" svg:stroke-width="0.03cm" svg:stroke-color="#52cc00" draw:marker-start="" draw:marker-start-width="0.266cm" draw:marker-start-center="false" draw:marker-end="" draw:marker-end-width="0.266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3cm" svg:stroke-color="#52cc00" draw:marker-start="" draw:marker-start-width="0.305cm" draw:marker-start-center="false" draw:marker-end="" draw:marker-end-width="0.30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67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draw:stroke-dash="Dashed_20__28_var_29__20_71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none" draw:stroke-dash="Dashed_20__28_var_29__20_71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0" style:family="graphic">
      <style:graphic-properties draw:stroke="none" draw:stroke-dash="Dashed_20__28_var_29__20_71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1" style:family="graphic">
      <style:graphic-properties draw:stroke="none" draw:stroke-dash="Dashed_20__28_var_29__20_71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2" style:family="graphic">
      <style:graphic-properties draw:stroke="none" draw:stroke-dash="Dashed_20__28_var_29__20_71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5" draw:z-index="403" draw:name="Shape3_41" draw:style-name="gr1" draw:text-style-name="P113" svg:x1="16.679cm" svg:y1="1.36cm" svg:x2="21.995cm" svg:y2="1.36cm">
        <text:p/>
      </draw:line>
      <draw:line text:anchor-type="page" text:anchor-page-number="4" draw:z-index="402" draw:name="Shape3_40" draw:style-name="gr1" draw:text-style-name="P113" svg:x1="16.679cm" svg:y1="1.36cm" svg:x2="21.995cm" svg:y2="1.36cm">
        <text:p/>
      </draw:line>
      <draw:line text:anchor-type="page" text:anchor-page-number="3" draw:z-index="401" draw:name="Shape3_12" draw:style-name="gr1" draw:text-style-name="P113" svg:x1="16.679cm" svg:y1="1.36cm" svg:x2="21.995cm" svg:y2="1.36cm">
        <text:p/>
      </draw:line>
      <draw:line text:anchor-type="page" text:anchor-page-number="2" draw:z-index="400" draw:name="Shape3_0" draw:style-name="gr1" draw:text-style-name="P113" svg:x1="16.679cm" svg:y1="1.36cm" svg:x2="21.995cm" svg:y2="1.36cm">
        <text:p/>
      </draw:line>
      <draw:frame text:anchor-type="page" text:anchor-page-number="5" draw:z-index="51" draw:name="Shape2_3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4" draw:z-index="50" draw:name="Shape2_2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3" draw:z-index="49" draw:name="Shape2_1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2" draw:z-index="48" draw:name="Shape2_0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1" draw:z-index="47" draw:name="Shape2_4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3" draw:z-index="40" draw:name="Shape8_4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frame text:anchor-type="page" text:anchor-page-number="5" draw:z-index="39" draw:name="Shape8_3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frame text:anchor-type="page" text:anchor-page-number="5" draw:z-index="37" draw:name="Shape8_19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path text:anchor-type="page" text:anchor-page-number="5" draw:z-index="36" draw:name="Shape7_34" draw:style-name="gr27" draw:text-style-name="P124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24" draw:name="Shape8_16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path text:anchor-type="page" text:anchor-page-number="4" draw:z-index="23" draw:name="Shape7_33" draw:style-name="gr27" draw:text-style-name="P124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10" draw:name="Shape8_2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3</text:span></text:p>
        </draw:text-box>
      </draw:frame>
      <draw:frame text:anchor-type="page" text:anchor-page-number="2" draw:z-index="9" draw:name="Shape8_1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frame text:anchor-type="page" text:anchor-page-number="1" draw:z-index="8" draw:name="Shape8_0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path text:anchor-type="page" text:anchor-page-number="2" draw:z-index="7" draw:name="Shape7_2" draw:style-name="gr27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6" draw:name="Shape7_1" draw:style-name="gr27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5" draw:name="Shape7_0" draw:style-name="gr27" draw:text-style-name="P124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4" draw:name="Shape3" draw:style-name="gr1" draw:text-style-name="P113" svg:x1="16.679cm" svg:y1="1.36cm" svg:x2="21.995cm" svg:y2="1.36cm">
        <text:p/>
      </draw:line>
      <draw:frame text:anchor-type="page" text:anchor-page-number="3" draw:z-index="3" draw:name="Shape8" draw:style-name="gr20" draw:text-style-name="P121" svg:width="2.703cm" svg:height="0.715cm" draw:transform="rotate (0.0872664625997165) translate (1.32644444444444cm 1.21884722222222cm)">
        <draw:text-box>
          <text:p text:style-name="P113"><text:span text:style-name="T183">Série 4</text:span></text:p>
        </draw:text-box>
      </draw:frame>
      <draw:path text:anchor-type="page" text:anchor-page-number="3" draw:z-index="2" draw:name="Shape7" draw:style-name="gr27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5" draw:z-index="1" draw:name="Shape7_3" draw:style-name="gr27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0" draw:name="Shape7_4" draw:style-name="gr27" draw:text-style-name="P124" svg:width="4.329cm" svg:height="2.24cm" svg:x="0cm" svg:y="0cm" svg:viewBox="0 0 4330 2241" svg:d="M0 2241l3984-288c209-15 363-168 345-342l-170-1611h-4159z">
        <text:p/>
      </draw:path>
      <text:list xml:id="list303363173" text:style-name="_5f_Numérotation_20_des_20_exercices">
        <text:list-item text:start-value="1">
          <text:h text:style-name="P110" text:outline-level="1" text:restart-numbering="true" text:start-value="1"><text:span text:style-name="_5f_Caractères">Lucas dit que sur cette figure il y a trois paires de droites perpendiculaires. Es-tu d'accord avec lui ? Si non, pourquoi ?</text:span></text:h>
        </text:list-item>
      </text:list>
      <text:h text:style-name="_5f_Paragraphe" text:outline-level="1"><draw:g text:anchor-type="paragraph" draw:z-index="38" draw:name="Shape18" draw:style-name="gr21"><draw:line draw:style-name="gr22" draw:text-style-name="P126" svg:x1="1.984cm" svg:y1="3.583cm" svg:x2="2.565cm" svg:y2="0.589cm"><text:p/></draw:line><draw:frame draw:style-name="gr23" draw:text-style-name="P128" svg:width="0.653cm" svg:height="0.664cm" svg:x="1.37cm" svg:y="0.247cm"><draw:text-box><text:p text:style-name="P127"><text:span text:style-name="T185">B</text:span></text:p></draw:text-box></draw:frame><draw:frame draw:style-name="gr23" draw:text-style-name="P128" svg:width="0.65cm" svg:height="0.664cm" svg:x="5.521cm" svg:y="1.325cm"><draw:text-box><text:p text:style-name="P127"><text:span text:style-name="T185">C</text:span></text:p></draw:text-box></draw:frame><draw:frame draw:style-name="gr23" draw:text-style-name="P128" svg:width="0.653cm" svg:height="0.664cm" svg:x="1.418cm" svg:y="1.325cm"><draw:text-box><text:p text:style-name="P127"><text:span text:style-name="T185">D</text:span></text:p></draw:text-box></draw:frame><draw:frame draw:style-name="gr23" draw:text-style-name="P128" svg:width="0.655cm" svg:height="0.664cm" svg:x="2.416cm" svg:y="2.426cm"><draw:text-box><text:p text:style-name="P127"><text:span text:style-name="T185">E</text:span></text:p></draw:text-box></draw:frame><draw:frame draw:style-name="gr23" draw:text-style-name="P128" svg:width="0.655cm" svg:height="0.664cm" svg:x="2.379cm" svg:y="0.455cm"><draw:text-box><text:p text:style-name="P127"><text:span text:style-name="T185">F</text:span></text:p></draw:text-box></draw:frame><draw:line draw:style-name="gr22" draw:text-style-name="P126" svg:x1="5.689cm" svg:y1="1.556cm" svg:x2="1.27cm" svg:y2="0.716cm"><text:p/></draw:line><draw:line draw:style-name="gr22" draw:text-style-name="P126" svg:x1="5.689cm" svg:y1="1.561cm" svg:x2="1.247cm" svg:y2="3.007cm"><text:p/></draw:line><draw:line draw:style-name="gr22" draw:text-style-name="P126" svg:x1="1.761cm" svg:y1="0.225cm" svg:x2="2.67cm" svg:y2="3.003cm"><text:p/></draw:line><draw:polyline draw:style-name="gr24" draw:text-style-name="P126" svg:width="0.233cm" svg:height="0.174cm" svg:x="2.479cm" svg:y="0.984cm" svg:viewBox="0 0 234 175" draw:points="0,141 198,175 234,0"><text:p/></draw:polyline><draw:polyline draw:style-name="gr24" draw:text-style-name="P126" svg:width="0.256cm" svg:height="0.174cm" svg:x="2.494cm" svg:y="2.351cm" svg:viewBox="0 0 257 175" draw:points="0,59 198,0 257,175"><text:p/></draw:polyline><draw:line draw:style-name="gr25" draw:text-style-name="P126" svg:x1="1.919cm" svg:y1="0.309cm" svg:x2="2.188cm" svg:y2="3.321cm"><text:p/></draw:line><draw:line draw:style-name="gr26" draw:text-style-name="P126" svg:x1="1.56cm" svg:y1="1.934cm" svg:x2="5.677cm" svg:y2="1.571cm"><text:p/></draw:line><draw:frame draw:style-name="gr23" draw:text-style-name="P128" svg:width="0.653cm" svg:height="0.664cm" svg:x="1.522cm" svg:y="2.24cm"><draw:text-box><text:p text:style-name="P127"><text:span text:style-name="T185">A</text:span></text:p></draw:text-box></draw:fram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list xml:id="list221711442124930" text:continue-numbering="true" text:style-name="_5f_Numérotation_20_des_20_exercices">
        <text:list-item>
          <text:h text:style-name="_5f_Titre_5f_Exercices_5f_avec_5f_Titre" text:outline-level="1"><text:span text:style-name="_5f_Caractères_5f_gras">Vocabulaire</text:span></text:h>
        </text:list-item>
      </text:list>
      <text:h text:style-name="_5f_Paragraphe" text:outline-level="1"><text:span text:style-name="_5f_Caractères">En observant les figures ci-dessous, complète les phrases en utilisant les mots proposés.</text:span></text:h>
      <text:h text:style-name="_5f_Paragraphe" text:outline-level="1"><text:span text:style-name="_5f_Caractères"><text:s text:c="28"/></text:span></text:h>
      <text:h text:style-name="_5f_Paragraphe" text:outline-level="1"><text:span text:style-name="_5f_Caractères"><draw:frame draw:style-name="fr2" draw:name="Cadre6" text:anchor-type="as-char" svg:y="-0.42cm" svg:width="4.098cm" draw:z-index="41"><draw:text-box fo:min-height="0.651cm"><text:p text:style-name="P101">perpendiculaire(s)</text:p></draw:text-box></draw:frame></text:span><text:span text:style-name="_5f_Caractères"><text:s text:c="5"/></text:span><text:span text:style-name="_5f_Caractères"><draw:frame draw:style-name="fr1" draw:name="Cadre4" text:anchor-type="as-char" svg:y="-0.42cm" svg:width="4.098cm" draw:z-index="42"><draw:text-box fo:min-height="0.651cm"><text:p text:style-name="P101">angle droit</text:p></draw:text-box></draw:frame></text:span><text:span text:style-name="_5f_Caractères"><text:s text:c="5"/></text:span><text:span text:style-name="_5f_Caractères"><draw:frame draw:style-name="fr2" draw:name="Cadre9" text:anchor-type="as-char" svg:y="-0.42cm" svg:width="4.098cm" draw:z-index="43"><draw:text-box fo:min-height="0.651cm"><text:p text:style-name="P101">parallèle(s)</text:p></draw:text-box></draw:frame></text:span><text:span text:style-name="_5f_Caractères"><text:s text:c="5"/></text:span><text:span text:style-name="_5f_Caractères"><draw:frame draw:style-name="fr1" draw:name="Cadre5" text:anchor-type="as-char" svg:y="-0.42cm" svg:width="4.098cm" draw:z-index="44"><draw:text-box fo:min-height="0.651cm"><text:p text:style-name="P101">sécantes</text:p></draw:text-box></draw:frame></text:span><text:span text:style-name="_5f_Caractères"><text:s text:c="5"/></text:span><text:span text:style-name="_5f_Caractères"><draw:frame draw:style-name="fr1" draw:name="Cadre7" text:anchor-type="as-char" svg:y="-0.42cm" svg:width="4.098cm" draw:z-index="45"><draw:text-box fo:min-height="0.651cm"><text:p text:style-name="P101">une parallèle</text:p></draw:text-box></draw:frame></text:span><text:span text:style-name="_5f_Caractères"><text:s text:c="5"/></text:span><text:span text:style-name="_5f_Caractères"><draw:frame draw:style-name="fr1" draw:name="Cadre10" text:anchor-type="as-char" svg:y="-0.42cm" svg:width="4.098cm" draw:z-index="62"><draw:text-box fo:min-height="0.651cm"><text:p text:style-name="P102"><text:span text:style-name="T180">l</text:span><text:span text:style-name="T181">a perpendiculaire</text:span></text:p></draw:text-box></draw:frame></text:span><text:span text:style-name="_5f_Caractères"><text:s text:c="3"/></text:span><text:span text:style-name="_5f_Caractères"><draw:frame draw:style-name="fr1" draw:name="Frame9" text:anchor-type="as-char" svg:y="-0.42cm" svg:width="4.098cm" draw:z-index="54"><draw:text-box fo:min-height="0.651cm"><text:p text:style-name="P101">une perpendiculaire</text:p></draw:text-box></draw:frame></text:span><text:span text:style-name="_5f_Caractères"><text:s text:c="5"/></text:span><draw:frame draw:style-name="fr1" draw:name="Cadre12" text:anchor-type="as-char" svg:y="-0.42cm" svg:width="4.098cm" draw:z-index="46"><draw:text-box fo:min-height="0.651cm"><text:p text:style-name="P101">la parallèle</text:p></draw:text-box></draw:frame></text:h>
      <text:h text:style-name="_5f_Paragraphe" text:outline-level="1"><draw:g text:anchor-type="char" draw:z-index="11" draw:name="Shape19" draw:style-name="gr67"><draw:rect draw:style-name="gr64" draw:text-style-name="P139" svg:width="0.302cm" svg:height="0.302cm" draw:transform="skewX (0.00593411945678075) rotate (0.793601210881822) translate (7.08906944444444cm 1.94204166666667cm)"><text:p/></draw:rect><draw:line draw:style-name="gr49" draw:text-style-name="P140" svg:x1="8.796cm" svg:y1="0.651cm" svg:x2="5.796cm" svg:y2="3.651cm"><text:p/></draw:line><draw:rect draw:style-name="gr64" draw:text-style-name="P139" svg:width="0.302cm" svg:height="0.306cm" svg:x="5.796cm" svg:y="0.652cm"><text:p/></draw:rect><draw:frame draw:style-name="gr68" draw:text-style-name="P141" svg:width="0.32cm" svg:height="0.477cm" svg:x="8.797cm" svg:y="3.676cm"><draw:text-box><text:p text:style-name="P137"><text:span text:style-name="T190">Q</text:span></text:p></draw:text-box></draw:frame><draw:frame draw:style-name="gr69" draw:text-style-name="P141" svg:width="0.242cm" svg:height="0.477cm" svg:x="5.548cm" svg:y="0.266cm"><draw:text-box><text:p text:style-name="P137"><text:span text:style-name="T190">F</text:span></text:p></draw:text-box></draw:frame><draw:frame draw:style-name="gr70" draw:text-style-name="P141" svg:width="0.242cm" svg:height="0.477cm" svg:x="8.836cm" svg:y="0.215cm"><draw:text-box><text:p text:style-name="P137"><text:span text:style-name="T190">L</text:span></text:p></draw:text-box></draw:frame><draw:frame draw:style-name="gr71" draw:text-style-name="P141" svg:width="0.281cm" svg:height="0.477cm" svg:x="5.516cm" svg:y="3.655cm"><draw:text-box><text:p text:style-name="P137"><text:span text:style-name="T190">R</text:span></text:p></draw:text-box></draw:frame><draw:frame draw:style-name="gr72" draw:text-style-name="P141" svg:width="0.249cm" svg:height="0.477cm" svg:x="7.172cm" svg:y="2.256cm"><draw:text-box><text:p text:style-name="P137"><text:span text:style-name="T190">T</text:span></text:p></draw:text-box></draw:frame><draw:rect draw:style-name="gr66" draw:text-style-name="P139" svg:width="0.302cm" svg:height="0.306cm" svg:x="8.497cm" svg:y="0.652cm"><text:p/></draw:rect><draw:rect draw:style-name="gr64" draw:text-style-name="P139" svg:width="0.302cm" svg:height="0.302cm" svg:x="8.497cm" svg:y="3.355cm"><text:p/></draw:rect><draw:rect draw:style-name="gr64" draw:text-style-name="P139" svg:width="0.302cm" svg:height="0.302cm" svg:x="5.796cm" svg:y="3.355cm"><text:p/></draw:rect><draw:rect draw:style-name="gr65" draw:text-style-name="P139" svg:width="3.003cm" svg:height="3.005cm" svg:x="5.796cm" svg:y="0.652cm"><text:p/></draw:rect><draw:line draw:style-name="gr49" draw:text-style-name="P140" svg:x1="5.796cm" svg:y1="0.651cm" svg:x2="8.796cm" svg:y2="3.651cm"><text:p/></draw:line></draw:g><text:span text:style-name="_5f_Caractères"/></text:h>
      <text:list xml:id="list3764544803" text:style-name="_5f_Numérotation_20_des_20_exercices">
        <text:list-item>
          <text:list>
            <text:list-item>
              <text:p text:style-name="P108"><text:span text:style-name="_5f_Caractères">Les droites (QR) et (FR) forment un </text:span><text:span text:style-name="_5f_pointillés_20_gris">……………………………………</text:span></text:p>
            </text:list-item>
            <text:list-item>
              <text:p text:style-name="P108"><draw:g text:anchor-type="paragraph" draw:z-index="12" draw:name="Shape20" draw:style-name="gr59"><draw:frame draw:style-name="gr60" draw:text-style-name="P138" svg:width="0.727cm" svg:height="0.664cm" svg:x="8.646cm" svg:y="4.168cm"><draw:text-box><text:p text:style-name="P137"><text:span text:style-name="T190">E</text:span></text:p></draw:text-box></draw:frame><draw:frame draw:style-name="gr61" draw:text-style-name="P138" svg:width="0.747cm" svg:height="0.664cm" svg:x="6.674cm" svg:y="2.074cm"><draw:text-box><text:p text:style-name="P137"><text:span text:style-name="T190">B</text:span></text:p></draw:text-box></draw:frame><draw:frame draw:style-name="gr61" draw:text-style-name="P138" svg:width="0.747cm" svg:height="0.664cm" svg:x="5.272cm" svg:y="2.083cm"><draw:text-box><text:p text:style-name="P137"><text:span text:style-name="T190">A</text:span></text:p></draw:text-box></draw:frame><draw:frame draw:style-name="gr62" draw:text-style-name="P138" svg:width="0.777cm" svg:height="0.664cm" svg:x="8.622cm" svg:y="2.095cm"><draw:text-box><text:p text:style-name="P137"><text:span text:style-name="T190">D</text:span></text:p></draw:text-box></draw:frame><draw:frame draw:style-name="gr63" draw:text-style-name="P138" svg:width="0.752cm" svg:height="0.664cm" svg:x="5.283cm" svg:y="3.737cm"><draw:text-box><text:p text:style-name="P137"><text:span text:style-name="T190">C</text:span></text:p></draw:text-box></draw:frame><draw:rect draw:style-name="gr64" draw:text-style-name="P139" svg:width="0.302cm" svg:height="0.301cm" draw:transform="skewX (-0.00593411945678082) rotate (0.785398163397448) translate (6.81743055555556cm 2.83633333333333cm)"><text:p/></draw:rect><draw:polyline draw:style-name="gr65" draw:text-style-name="P139" svg:width="2.488cm" svg:height="1.707cm" draw:transform="skewX (0.0464257581030494) rotate (-0.735481746790411) translate (7.01714554799149cm 2.62805112914863cm)" svg:viewBox="0 0 2489 1708" draw:points="0,1708 4,0 2489,1"><text:p/></draw:polyline><draw:rect draw:style-name="gr66" draw:text-style-name="P139" svg:width="0.304cm" svg:height="0.306cm" svg:x="8.54cm" svg:y="2.626cm"><text:p/></draw:rect><draw:rect draw:style-name="gr66" draw:text-style-name="P139" svg:width="0.304cm" svg:height="0.308cm" svg:x="5.815cm" svg:y="2.621cm"><text:p/></draw:rect><draw:polyline draw:style-name="gr65" draw:text-style-name="P139" svg:width="3.034cm" svg:height="1.672cm" svg:x="5.812cm" svg:y="2.623cm" svg:viewBox="0 0 3035 1673" draw:points="0,1216 0,0 3035,0 3035,1673"><text:p/></draw:polyline></draw:g><text:span text:style-name="_5f_Caractères">La droite (LR) est </text:span><text:span text:style-name="_5f_pointillés_20_gris">…………………………….. </text:span><text:span text:style-name="_5f_Caractères">à la droite (FQ) passant par le point T.</text:span></text:p>
            </text:list-item>
            <text:list-item>
              <text:p text:style-name="P108"><text:span text:style-name="_5f_Caractères">Les droites (LQ) et (TR) </text:span><text:span text:style-name="_5f_pointillés_20_gris">……………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..</text:span></text:p>
      <text:list xml:id="list221712061750708" text:continue-numbering="true" text:style-name="_5f_Numérotation_20_des_20_exercices">
        <text:list-item>
          <text:list>
            <text:list-item>
              <text:p text:style-name="P108"><text:span text:style-name="_5f_Caractères">La droite (FR) semble </text:span><text:span text:style-name="_5f_pointillés_20_gris">………………………………… </text:span><text:span text:style-name="_5f_Caractères">à la droite (LQ).</text:span></text:p>
            </text:list-item>
            <text:list-item>
              <text:p text:style-name="P108"><text:span text:style-name="_5f_Caractères">La droite (RQ) semble être </text:span><text:span text:style-name="_5f_pointillés_20_gris">………………………… </text:span><text:span text:style-name="_5f_Caractères">à la droite (FL) passant par le point R.</text:span></text:p>
            </text:list-item>
            <text:list-item>
              <text:p text:style-name="P108"><text:span text:style-name="_5f_Caractères">La droite (AC) est </text:span><text:span text:style-name="_5f_pointillés_20_gris">……………………………………………. </text:span><text:span text:style-name="_5f_Caractères">à la droite (BD).</text:span></text:p>
            </text:list-item>
            <text:list-item>
              <text:p text:style-name="P108"><text:span text:style-name="_5f_Caractères">Les droites (AC) et (DE) semblent </text:span><text:span text:style-name="_5f_pointillés_20_gris">................................. </text:span><text:span text:style-name="_5f_Caractères">entre elles.</text:span></text:p>
            </text:list-item>
            <text:list-item>
              <text:p text:style-name="P108"><text:span text:style-name="_5f_Caractères">La droite (AC) est </text:span><text:span text:style-name="_5f_pointillés_20_gris">................................. </text:span><text:span text:style-name="_5f_Caractères">à la droite (BD) passant par le point A.</text:span></text:p>
            </text:list-item>
            <text:list-item>
              <text:p text:style-name="P108"><text:span text:style-name="_5f_Caractères">La droite (DE) et la droite (AB) forment un </text:span><text:span text:style-name="_5f_pointillés_20_gris">................................. </text:span><text:span text:style-name="_5f_Caractères">.</text:span></text:p>
            </text:list-item>
            <text:list-item>
              <text:p text:style-name="P108"><text:span text:style-name="_5f_Caractères">Les droites (BC) et (DE) sont </text:span><text:span text:style-name="_5f_pointillés_20_gris">...........................….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711869505854" text:continue-list="list221711442124930" text:style-name="_5f_Numérotation_20_des_20_exercices">
        <text:list-item>
          <text:h text:style-name="P111" text:outline-level="1"><text:span text:style-name="_5f_Caractères_5f_gras">Le bon programme</text:span></text:h>
        </text:list-item>
      </text:list>
      <text:h text:style-name="_5f_Paragraphe" text:outline-level="1"><draw:g text:anchor-type="paragraph" draw:z-index="14" draw:name="Shape8_15" draw:style-name="gr28"><draw:line draw:style-name="gr42" draw:text-style-name="P133" svg:x1="11.727cm" svg:y1="1.138cm" svg:x2="15.232cm" svg:y2="3.103cm"><text:p/></draw:line><draw:frame draw:style-name="gr41" draw:text-style-name="P132" svg:width="1.064cm" svg:height="0.664cm" svg:x="12.047cm" svg:y="3.228cm"><draw:text-box><text:p text:style-name="P127"><text:span text:style-name="T187">(d)</text:span></text:p></draw:text-box></draw:frame><draw:frame draw:style-name="gr41" draw:text-style-name="P132" svg:width="0.616cm" svg:height="0.664cm" svg:x="11.915cm" svg:y="1.451cm"><draw:text-box><text:p text:style-name="P127"><text:span text:style-name="T187">B</text:span></text:p></draw:text-box></draw:frame><draw:frame draw:style-name="gr41" draw:text-style-name="P132" svg:width="0.676cm" svg:height="0.664cm" svg:x="14.165cm" svg:y="2.679cm"><draw:text-box><text:p text:style-name="P127"><text:span text:style-name="T187">C</text:span></text:p></draw:text-box></draw:frame><draw:frame draw:style-name="gr41" draw:text-style-name="P132" svg:width="0.636cm" svg:height="0.664cm" svg:x="13.908cm" svg:y="0.469cm"><draw:text-box><text:p text:style-name="P127"><text:span text:style-name="T187">A</text:span></text:p></draw:text-box></draw:frame><draw:line draw:style-name="gr42" draw:text-style-name="P133" svg:x1="14.828cm" svg:y1="0.597cm" svg:x2="12.707cm" svg:y2="3.844cm"><text:p/></draw:line><draw:polyline draw:style-name="gr55" draw:text-style-name="P126" svg:width="0.166cm" svg:height="0.249cm" svg:x="13.829cm" svg:y="2.104cm" svg:viewBox="0 0 167 250" draw:points="0,0 167,97 73,250"><text:p/></draw:polyline><draw:g draw:style-name="gr29"><draw:line draw:style-name="gr42" draw:text-style-name="P133" svg:x1="14.505cm" svg:y1="0.872cm" svg:x2="14.682cm" svg:y2="1.036cm"><text:p/></draw:line><draw:line draw:style-name="gr42" draw:text-style-name="P133" svg:x1="14.505cm" svg:y1="1.036cm" svg:x2="14.682cm" svg:y2="0.872cm"><text:p/></draw:line></draw:g><draw:g draw:style-name="gr29"><draw:line draw:style-name="gr42" draw:text-style-name="P133" svg:x1="14.407cm" svg:y1="2.601cm" svg:x2="14.584cm" svg:y2="2.765cm"><text:p/></draw:line><draw:line draw:style-name="gr42" draw:text-style-name="P133" svg:x1="14.407cm" svg:y1="2.765cm" svg:x2="14.584cm" svg:y2="2.601cm"><text:p/></draw:line></draw:g><draw:g draw:style-name="gr29"><draw:line draw:style-name="gr42" draw:text-style-name="P133" svg:x1="12.465cm" svg:y1="1.522cm" svg:x2="12.642cm" svg:y2="1.686cm"><text:p/></draw:line><draw:line draw:style-name="gr42" draw:text-style-name="P133" svg:x1="12.465cm" svg:y1="1.686cm" svg:x2="12.642cm" svg:y2="1.522cm"><text:p/></draw:line></draw:g></draw:g><draw:g text:anchor-type="paragraph" draw:z-index="13" draw:name="Shape9_3" draw:style-name="gr28"><draw:frame draw:style-name="gr56" draw:text-style-name="P132" svg:width="0.69cm" svg:height="0.712cm" svg:x="3.38cm" svg:y="1.571cm"><draw:text-box><text:p text:style-name="P127"><text:span text:style-name="T187">B</text:span></text:p></draw:text-box></draw:frame><draw:frame draw:style-name="gr57" draw:text-style-name="P132" svg:width="0.761cm" svg:height="0.729cm" svg:x="5.925cm" svg:y="3.095cm"><draw:text-box><text:p text:style-name="P127"><text:span text:style-name="T187">C</text:span></text:p></draw:text-box></draw:frame><draw:frame draw:style-name="gr58" draw:text-style-name="P132" svg:width="0.719cm" svg:height="0.713cm" svg:x="5.615cm" svg:y="1.028cm"><draw:text-box><text:p text:style-name="P127"><text:span text:style-name="T187">A</text:span></text:p></draw:text-box></draw:frame><draw:g draw:style-name="gr29"><draw:line draw:style-name="gr42" draw:text-style-name="P133" svg:x1="6.17cm" svg:y1="2.937cm" svg:x2="6.369cm" svg:y2="3.105cm"><text:p/></draw:line><draw:line draw:style-name="gr42" draw:text-style-name="P133" svg:x1="6.17cm" svg:y1="3.105cm" svg:x2="6.369cm" svg:y2="2.937cm"><text:p/></draw:line></draw:g><draw:g draw:style-name="gr29"><draw:line draw:style-name="gr42" draw:text-style-name="P133" svg:x1="6.267cm" svg:y1="1.247cm" svg:x2="6.466cm" svg:y2="1.415cm"><text:p/></draw:line><draw:line draw:style-name="gr42" draw:text-style-name="P133" svg:x1="6.267cm" svg:y1="1.415cm" svg:x2="6.466cm" svg:y2="1.247cm"><text:p/></draw:line></draw:g><draw:g draw:style-name="gr29"><draw:line draw:style-name="gr42" draw:text-style-name="P133" svg:x1="3.967cm" svg:y1="1.755cm" svg:x2="4.166cm" svg:y2="1.923cm"><text:p/></draw:line><draw:line draw:style-name="gr42" draw:text-style-name="P133" svg:x1="3.967cm" svg:y1="1.923cm" svg:x2="4.166cm" svg:y2="1.755cm"><text:p/></draw:line></draw:g></draw:g><text:span text:style-name="_5f_Caractères">Pour réaliser la figure de droite à partir des points A, B et C, quatre élèves ont écrit un programme de construction.</text:span></text:h>
      <table:table table:name="Table2" table:style-name="Table2">
        <table:table-column table:style-name="Table2.A"/>
        <table:table-column table:style-name="Table2.B"/>
        <table:table-row table:style-name="TableLine2084466504928">
          <table:table-cell table:style-name="Table2.A1" office:value-type="string"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/></text:h>
          </table:table-cell>
          <table:table-cell table:style-name="Table2.B1" office:value-type="string">
            <text:h text:style-name="_5f_Tableau_5f_Centré_5f_Gras" text:outline-level="1"><text:span text:style-name="_5f_Caractères"/></text:h>
          </table:table-cell>
        </table:table-row>
        <table:table-row table:style-name="TableLine2084466511728">
          <table:table-cell table:style-name="Table2.A2" office:value-type="string">
            <text:h text:style-name="_5f_Tableau_5f_Centré_5f_Gras" text:outline-level="1"><text:span text:style-name="_5f_Caractères">Figure initiale</text:span></text:h>
          </table:table-cell>
          <table:table-cell table:style-name="Table2.B2" office:value-type="string">
            <text:h text:style-name="_5f_Tableau_5f_Centré" text:outline-level="1"><text:span text:style-name="_5f_Caractères">Figure finale</text:span></text:h>
          </table:table-cell>
        </table:table-row>
      </table:table>
      <text:list xml:id="list22171047475691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ntoure le nom des élèves qui décrivent correctement la construction.</text:span></text:p>
            </text:list-item>
          </text:list>
        </text:list-item>
      </text:list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h text:style-name="_5f_Tableau_5f_Centré" text:outline-level="1"><text:span text:style-name="_5f_Caractères_5f_gras">Alissa</text:span></text:h>
            <text:h text:style-name="_5f_Tableau_5f_Centré" text:outline-level="1"><text:span text:style-name="_5f_Caractères">Trace une droite (d) <text:line-break/>qui passe par A.</text:span></text:h>
            <text:h text:style-name="_5f_Tableau_5f_Centré" text:outline-level="1"><text:span text:style-name="_5f_Caractères">Trace la droite <text:s/>perpendiculaire à (d) qui passe par B et C.</text:span></text:h>
          </table:table-cell>
          <table:table-cell table:style-name="Table3.B1" office:value-type="string">
            <text:h text:style-name="_5f_Tableau_5f_Centré" text:outline-level="1"><text:span text:style-name="_5f_Caractères_5f_gras">Gaëtan</text:span></text:h>
            <text:h text:style-name="_5f_Tableau_5f_Centré" text:outline-level="1"><text:span text:style-name="_5f_Caractères">Trace la droite (BC).</text:span></text:h>
            <text:h text:style-name="_5f_Tableau_5f_Centré" text:outline-level="1"><text:span text:style-name="_5f_Caractères">Trace la droite <text:s/>perpendiculaire à (BC) qui passe par A.</text:span></text:h>
            <text:h text:style-name="_5f_Tableau_5f_Centré" text:outline-level="1"><text:span text:style-name="_5f_Caractères">Nomme cette droite <text:s/>(d).</text:span></text:h>
          </table:table-cell>
          <table:table-cell table:style-name="Table3.C1" office:value-type="string">
            <text:h text:style-name="_5f_Tableau_5f_Centré" text:outline-level="1"><text:span text:style-name="_5f_Caractères_5f_gras">Farid</text:span></text:h>
            <text:h text:style-name="_5f_Tableau_5f_Centré" text:outline-level="1"><text:span text:style-name="_5f_Caractères">Trace une ligne qui passe par B et C.</text:span></text:h>
            <text:h text:style-name="_5f_Tableau_5f_Centré" text:outline-level="1"><text:span text:style-name="_5f_Caractères">Trace la ligne qui passe par A et qui fait un angle droit avec (BC). </text:span></text:h>
            <text:h text:style-name="_5f_Tableau_5f_Centré" text:outline-level="1"><text:span text:style-name="_5f_Caractères">Mets (d) à côté <text:line-break/>de la ligne.</text:span></text:h>
          </table:table-cell>
          <table:table-cell table:style-name="Table3.C1" office:value-type="string">
            <text:h text:style-name="_5f_Tableau_5f_Centré" text:outline-level="1"><text:span text:style-name="_5f_Caractères_5f_gras">Samia</text:span></text:h>
            <text:h text:style-name="_5f_Tableau_5f_Centré" text:outline-level="1"><text:span text:style-name="_5f_Caractères">Trace la droite qui passe par B et C.</text:span></text:h>
            <text:h text:style-name="_5f_Tableau_5f_Centré" text:outline-level="1"><text:span text:style-name="_5f_Caractères">Trace la droite qui passe par A et qui fait un angle droit avec (BC).</text:span></text:h>
            <text:h text:style-name="_5f_Tableau_5f_Centré" text:outline-level="1"><text:span text:style-name="_5f_Caractères">Appelle-la (d).</text:span></text:h>
          </table:table-cell>
        </table:table-row>
      </table:table>
      <text:list xml:id="list22171132189975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xplique les erreurs des autres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list xml:id="list221710710759404" text:continue-numbering="true" text:style-name="_5f_Numérotation_20_des_20_exercices">
        <text:list-item>
          <text:h text:style-name="_5f_Titre_5f_Exercices_5f_sans_5f_Titre" text:outline-level="1"><text:span text:style-name="_5f_Caractères">Dans chaque cas, trace d'abord, à main levée, la droite perpendiculaire à la droite (d) passant par le point A, puis reprends la construction en dessous avec l'équerre et la règle.</text:span></text:h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h text:style-name="_5f_Tableau_5f_Centré_5f_Gras" text:outline-level="1"><draw:g text:anchor-type="paragraph" draw:z-index="29" draw:name="Shape9_5" draw:style-name="gr28"><draw:line draw:style-name="gr46" draw:text-style-name="P135" svg:x1="10.505cm" svg:y1="4.135cm" svg:x2="12.648cm" svg:y2="5.939cm"><text:p/></draw:line><draw:frame draw:style-name="gr47" draw:text-style-name="P136" svg:width="0.71cm" svg:height="0.477cm" draw:transform="rotate (-0.699178898348929) translate (12.5659444444444cm 5.23522222222222cm)"><draw:text-box><text:p text:style-name="P127"><text:span text:style-name="T189">(d')</text:span></text:p></draw:text-box></draw:frame><draw:line draw:style-name="gr46" draw:text-style-name="P135" svg:x1="11.775cm" svg:y1="5.668cm" svg:x2="13.176cm" svg:y2="3.241cm"><text:p/></draw:line><draw:frame draw:style-name="gr47" draw:text-style-name="P136" svg:width="0.578cm" svg:height="0.477cm" draw:transform="rotate (1.0456267548698) translate (12.5500694444444cm 3.44311111111111cm)"><draw:text-box><text:p text:style-name="P127"><text:span text:style-name="T189">(d)</text:span></text:p></draw:text-box></draw:frame><draw:line draw:style-name="gr46" draw:text-style-name="P135" svg:x1="11.791cm" svg:y1="4.038cm" svg:x2="11.99cm" svg:y2="4.239cm"><text:p/></draw:line><draw:line draw:style-name="gr46" draw:text-style-name="P135" svg:x1="11.791cm" svg:y1="4.239cm" svg:x2="11.99cm" svg:y2="4.038cm"><text:p/></draw:line><draw:frame draw:style-name="gr47" draw:text-style-name="P136" svg:width="0.325cm" svg:height="0.477cm" svg:x="11.76cm" svg:y="3.528cm"><draw:text-box><text:p text:style-name="P127"><text:span text:style-name="T189">A</text:span></text:p></draw:text-box></draw:frame><draw:frame draw:style-name="gr47" draw:text-style-name="P136" svg:width="0.325cm" svg:height="0.477cm" svg:x="11.76cm" svg:y="3.528cm"><draw:text-box><text:p text:style-name="P127"><text:span text:style-name="T189">A</text:span></text:p></draw:text-box></draw:frame></draw:g><draw:g text:anchor-type="paragraph" draw:z-index="25" draw:name="Shape8_17" draw:style-name="gr28"><draw:line draw:style-name="gr46" draw:text-style-name="P135" svg:x1="1.528cm" svg:y1="2.942cm" svg:x2="3.439cm" svg:y2="0.211cm"><text:p/></draw:line><draw:frame draw:style-name="gr48" draw:text-style-name="P136" svg:width="0.581cm" svg:height="0.414cm" draw:transform="rotate (0.958360292270086) translate (2.67405555555556cm 0.483305555555556cm)"><draw:text-box><text:p text:style-name="P127"><text:span text:style-name="T189">(d)</text:span></text:p></draw:text-box></draw:frame><draw:line draw:style-name="gr46" draw:text-style-name="P135" svg:x1="1.208cm" svg:y1="0.73cm" svg:x2="1.407cm" svg:y2="0.929cm"><text:p/></draw:line><draw:line draw:style-name="gr46" draw:text-style-name="P135" svg:x1="1.208cm" svg:y1="0.929cm" svg:x2="1.407cm" svg:y2="0.73cm"><text:p/></draw:line><draw:frame draw:style-name="gr48" draw:text-style-name="P136" svg:width="0.325cm" svg:height="0.414cm" svg:x="1.173cm" svg:y="0.215cm"><draw:text-box><text:p text:style-name="P127"><text:span text:style-name="T189">A</text:span></text:p></draw:text-box></draw:frame><draw:frame draw:style-name="gr48" draw:text-style-name="P136" svg:width="0.325cm" svg:height="0.414cm" svg:x="1.173cm" svg:y="0.215cm"><draw:text-box><text:p text:style-name="P127"><text:span text:style-name="T189">A</text:span></text:p></draw:text-box></draw:frame></draw:g><draw:g text:anchor-type="paragraph" draw:z-index="26" draw:name="Shape8_18" draw:style-name="gr28"><draw:line draw:style-name="gr46" draw:text-style-name="P135" svg:x1="1.816cm" svg:y1="6.136cm" svg:x2="3.727cm" svg:y2="3.405cm"><text:p/></draw:line><draw:frame draw:style-name="gr48" draw:text-style-name="P136" svg:width="0.581cm" svg:height="0.414cm" draw:transform="rotate (0.958360292270086) translate (2.96156944444444cm 3.67770833333333cm)"><draw:text-box><text:p text:style-name="P127"><text:span text:style-name="T189">(d)</text:span></text:p></draw:text-box></draw:frame><draw:line draw:style-name="gr46" draw:text-style-name="P135" svg:x1="1.495cm" svg:y1="3.922cm" svg:x2="1.694cm" svg:y2="4.121cm"><text:p/></draw:line><draw:line draw:style-name="gr46" draw:text-style-name="P135" svg:x1="1.495cm" svg:y1="4.121cm" svg:x2="1.694cm" svg:y2="3.922cm"><text:p/></draw:line><draw:frame draw:style-name="gr48" draw:text-style-name="P136" svg:width="0.325cm" svg:height="0.414cm" svg:x="1.461cm" svg:y="3.409cm"><draw:text-box><text:p text:style-name="P127"><text:span text:style-name="T189">A</text:span></text:p></draw:text-box></draw:frame><draw:frame draw:style-name="gr48" draw:text-style-name="P136" svg:width="0.325cm" svg:height="0.414cm" svg:x="1.461cm" svg:y="3.409cm"><draw:text-box><text:p text:style-name="P127"><text:span text:style-name="T189">A</text:span></text:p></draw:text-box></draw:frame></draw:g><draw:g text:anchor-type="paragraph" draw:z-index="32" draw:name="Shape10_1" draw:style-name="gr28"><draw:frame draw:style-name="gr41" draw:text-style-name="P132" svg:width="1.609cm" svg:height="0.664cm" draw:transform="rotate (-0.689055988687361) translate (16.4535555555556cm 4.8895cm)"><draw:text-box><text:p text:style-name="P127"><text:span text:style-name="T187">(d'')</text:span></text:p></draw:text-box></draw:frame><draw:line draw:style-name="gr42" draw:text-style-name="P133" svg:x1="14.904cm" svg:y1="4.282cm" svg:x2="16.665cm" svg:y2="5.758cm"><text:p/></draw:line><draw:line draw:style-name="gr42" draw:text-style-name="P133" svg:x1="15.958cm" svg:y1="5.697cm" svg:x2="17.615cm" svg:y2="3.229cm"><text:p/></draw:line><draw:line draw:style-name="gr43" draw:text-style-name="P133" svg:x1="14.833cm" svg:y1="4.465cm" svg:x2="18.557cm" svg:y2="3.512cm"><text:p/></draw:line><draw:frame draw:style-name="gr41" draw:text-style-name="P134" svg:width="0.299cm" svg:height="0.664cm" svg:x="17.535cm" svg:y="4.347cm"><draw:text-box><text:p text:style-name="P127"><text:span text:style-name="T188">A</text:span></text:p></draw:text-box></draw:frame><draw:frame draw:style-name="gr41" draw:text-style-name="P132" svg:width="1.251cm" svg:height="0.664cm" draw:transform="rotate (0.253945406165175) translate (17.7429583333333cm 3.19793055555556cm)"><draw:text-box><text:p text:style-name="P127"><text:span text:style-name="T187">(d)</text:span></text:p></draw:text-box></draw:frame><draw:frame draw:style-name="gr41" draw:text-style-name="P132" svg:width="1.235cm" svg:height="0.664cm" draw:transform="rotate (0.981573171321611) translate (16.6969722222222cm 3.51719444444444cm)"><draw:text-box><text:p text:style-name="P127"><text:span text:style-name="T187">(d')</text:span></text:p></draw:text-box></draw:frame><draw:g draw:style-name="gr29"><draw:line draw:style-name="gr42" draw:text-style-name="P133" svg:x1="17.445cm" svg:y1="4.887cm" svg:x2="17.644cm" svg:y2="5.086cm"><text:p/></draw:line><draw:line draw:style-name="gr42" draw:text-style-name="P133" svg:x1="17.445cm" svg:y1="5.086cm" svg:x2="17.644cm" svg:y2="4.887cm"><text:p/></draw:line></draw:g></draw:g><draw:g text:anchor-type="char" draw:z-index="30" draw:name="Shape15_2" draw:style-name="gr44"><draw:line draw:style-name="gr46" draw:text-style-name="P135" svg:x1="5.627cm" svg:y1="3.353cm" svg:x2="8.197cm" svg:y2="5.923cm"><text:p/></draw:line><draw:frame draw:style-name="gr47" draw:text-style-name="P136" svg:width="0.579cm" svg:height="0.477cm" draw:transform="rotate (-0.781034840267463) translate (8.11918055555556cm 5.15584722222222cm)"><draw:text-box><text:p text:style-name="P127"><text:span text:style-name="T189">(d)</text:span></text:p></draw:text-box></draw:frame><draw:line draw:style-name="gr46" draw:text-style-name="P135" svg:x1="5.773cm" svg:y1="4.374cm" svg:x2="5.974cm" svg:y2="4.573cm"><text:p/></draw:line><draw:line draw:style-name="gr46" draw:text-style-name="P135" svg:x1="5.773cm" svg:y1="4.573cm" svg:x2="5.974cm" svg:y2="4.374cm"><text:p/></draw:line><draw:frame draw:style-name="gr47" draw:text-style-name="P136" svg:width="0.325cm" svg:height="0.477cm" svg:x="5.738cm" svg:y="3.859cm"><draw:text-box><text:p text:style-name="P127"><text:span text:style-name="T189">A</text:span></text:p></draw:text-box></draw:frame><draw:frame draw:style-name="gr47" draw:text-style-name="P136" svg:width="0.325cm" svg:height="0.477cm" svg:x="5.738cm" svg:y="3.859cm"><draw:text-box><text:p text:style-name="P127"><text:span text:style-name="T189">A</text:span></text:p></draw:text-box></draw:frame></draw:g><text:span text:style-name="_5f_Caractères"/></text:h>
            </table:table-cell>
            <table:table-cell table:style-name="Tableau1.B1" office:value-type="string">
              <text:h text:style-name="_5f_Tableau_5f_Centré_5f_Gras" text:outline-level="1"><draw:g text:anchor-type="paragraph" draw:z-index="27" draw:name="Shape15" draw:style-name="gr28"><draw:line draw:style-name="gr46" draw:text-style-name="P135" svg:x1="0.833cm" svg:y1="0.15cm" svg:x2="3.403cm" svg:y2="2.72cm"><text:p/></draw:line><draw:frame draw:style-name="gr47" draw:text-style-name="P136" svg:width="0.579cm" svg:height="0.477cm" draw:transform="rotate (-0.781034840267463) translate (3.32493055555556cm 1.952625cm)"><draw:text-box><text:p text:style-name="P127"><text:span text:style-name="T189">(d)</text:span></text:p></draw:text-box></draw:frame><draw:line draw:style-name="gr46" draw:text-style-name="P135" svg:x1="0.979cm" svg:y1="1.171cm" svg:x2="1.18cm" svg:y2="1.37cm"><text:p/></draw:line><draw:line draw:style-name="gr46" draw:text-style-name="P135" svg:x1="0.979cm" svg:y1="1.37cm" svg:x2="1.18cm" svg:y2="1.171cm"><text:p/></draw:line><draw:frame draw:style-name="gr47" draw:text-style-name="P136" svg:width="0.325cm" svg:height="0.477cm" svg:x="0.944cm" svg:y="0.656cm"><draw:text-box><text:p text:style-name="P127"><text:span text:style-name="T189">A</text:span></text:p></draw:text-box></draw:frame><draw:frame draw:style-name="gr47" draw:text-style-name="P136" svg:width="0.325cm" svg:height="0.477cm" svg:x="0.944cm" svg:y="0.656cm"><draw:text-box><text:p text:style-name="P127"><text:span text:style-name="T189">A</text:span></text:p></draw:text-box></draw:frame></draw:g><text:span text:style-name="_5f_Caractères"/></text:h>
            </table:table-cell>
            <table:table-cell table:style-name="Tableau1.B1" office:value-type="string">
              <text:h text:style-name="_5f_Tableau_5f_Centré_5f_Gras" text:outline-level="1"><draw:g text:anchor-type="paragraph" draw:z-index="28" draw:name="Shape9_4" draw:style-name="gr28"><draw:line draw:style-name="gr46" draw:text-style-name="P135" svg:x1="0.843cm" svg:y1="1.263cm" svg:x2="2.986cm" svg:y2="3.067cm"><text:p/></draw:line><draw:frame draw:style-name="gr47" draw:text-style-name="P136" svg:width="0.71cm" svg:height="0.477cm" draw:transform="rotate (-0.699178898348929) translate (2.90159722222222cm 2.36184722222222cm)"><draw:text-box><text:p text:style-name="P127"><text:span text:style-name="T189">(d')</text:span></text:p></draw:text-box></draw:frame><draw:line draw:style-name="gr46" draw:text-style-name="P135" svg:x1="2.113cm" svg:y1="2.794cm" svg:x2="3.514cm" svg:y2="0.367cm"><text:p/></draw:line><draw:frame draw:style-name="gr47" draw:text-style-name="P136" svg:width="0.578cm" svg:height="0.477cm" draw:transform="rotate (1.0456267548698) translate (2.88572222222222cm 0.5715cm)"><draw:text-box><text:p text:style-name="P127"><text:span text:style-name="T189">(d)</text:span></text:p></draw:text-box></draw:frame><draw:line draw:style-name="gr46" draw:text-style-name="P135" svg:x1="2.129cm" svg:y1="1.166cm" svg:x2="2.328cm" svg:y2="1.367cm"><text:p/></draw:line><draw:line draw:style-name="gr46" draw:text-style-name="P135" svg:x1="2.129cm" svg:y1="1.367cm" svg:x2="2.328cm" svg:y2="1.166cm"><text:p/></draw:line><draw:frame draw:style-name="gr47" draw:text-style-name="P136" svg:width="0.325cm" svg:height="0.477cm" svg:x="2.097cm" svg:y="0.656cm"><draw:text-box><text:p text:style-name="P127"><text:span text:style-name="T189">A</text:span></text:p></draw:text-box></draw:frame><draw:frame draw:style-name="gr47" draw:text-style-name="P136" svg:width="0.325cm" svg:height="0.477cm" svg:x="2.097cm" svg:y="0.656cm"><draw:text-box><text:p text:style-name="P127"><text:span text:style-name="T189">A</text:span></text:p></draw:text-box></draw:frame></draw:g><text:span text:style-name="_5f_Caractères"/></text:h>
            </table:table-cell>
            <table:table-cell table:style-name="Tableau1.B1" office:value-type="string">
              <text:h text:style-name="_5f_Tableau_5f_Centré_5f_Gras" text:outline-level="1"><draw:g text:anchor-type="char" draw:z-index="31" draw:name="Shape10_0" draw:style-name="gr44"><draw:frame draw:style-name="gr41" draw:text-style-name="P132" svg:width="1.31cm" svg:height="0.664cm" draw:transform="rotate (-0.688008791136165) translate (2.23661111111111cm 1.98966666666667cm)"><draw:text-box><text:p text:style-name="P127"><text:span text:style-name="T187">(d'')</text:span></text:p></draw:text-box></draw:frame><draw:line draw:style-name="gr42" draw:text-style-name="P133" svg:x1="0.978cm" svg:y1="1.496cm" svg:x2="2.409cm" svg:y2="2.695cm"><text:p/></draw:line><draw:line draw:style-name="gr42" draw:text-style-name="P133" svg:x1="1.836cm" svg:y1="2.647cm" svg:x2="3.182cm" svg:y2="0.642cm"><text:p/></draw:line><draw:line draw:style-name="gr43" draw:text-style-name="P133" svg:x1="0.92cm" svg:y1="1.641cm" svg:x2="3.946cm" svg:y2="0.867cm"><text:p/></draw:line><draw:frame draw:style-name="gr41" draw:text-style-name="P134" svg:width="0.242cm" svg:height="0.664cm" svg:x="3.114cm" svg:y="1.549cm"><draw:text-box><text:p text:style-name="P127"><text:span text:style-name="T188">A</text:span></text:p></draw:text-box></draw:frame><draw:frame draw:style-name="gr41" draw:text-style-name="P132" svg:width="1.019cm" svg:height="0.664cm" draw:transform="rotate (0.254294472015574) translate (3.286125cm 0.615597222222222cm)"><draw:text-box><text:p text:style-name="P127"><text:span text:style-name="T187">(d)</text:span></text:p></draw:text-box></draw:frame><draw:frame draw:style-name="gr45" draw:text-style-name="P132" svg:width="1.004cm" svg:height="1.075cm" draw:transform="rotate (0.98174770424681) translate (2.43593055555556cm 0.874888888888889cm)"><draw:text-box><text:p text:style-name="P127"><text:span text:style-name="T187">(d')</text:span></text:p></draw:text-box></draw:frame><draw:g draw:style-name="gr29"><draw:line draw:style-name="gr42" draw:text-style-name="P133" svg:x1="3.043cm" svg:y1="1.988cm" svg:x2="3.205cm" svg:y2="2.15cm"><text:p/></draw:line><draw:line draw:style-name="gr42" draw:text-style-name="P133" svg:x1="3.043cm" svg:y1="2.15cm" svg:x2="3.205cm" svg:y2="1.988cm"><text:p/></draw:line></draw:g></draw:g><text:span text:style-name="_5f_Caractères"/></text:h>
            </table:table-cell>
          </table:table-row>
        </table:table-header-rows>
      </table:table>
      <table:table table:name="Tableau6" table:style-name="Tableau6">
        <table:table-column table:style-name="Tableau6.A" table:number-columns-repeated="3"/>
        <table:table-column table:style-name="Tableau6.D"/>
        <table:table-header-rows>
          <table:table-row table:style-name="Tableau6.1">
            <table:table-cell table:style-name="Tableau6.A1" office:value-type="string">
              <text:h text:style-name="_5f_Tableau_5f_Centré_5f_Gras" text:outline-level="1"><text:span text:style-name="_5f_Caractères"/></text:h>
            </table:table-cell>
            <table:table-cell table:style-name="Tableau6.B1" office:value-type="string">
              <text:h text:style-name="_5f_Tableau_5f_Centré_5f_Gras" text:outline-level="1"><text:span text:style-name="_5f_Caractères"/></text:h>
            </table:table-cell>
            <table:table-cell table:style-name="Tableau6.B1" office:value-type="string">
              <text:h text:style-name="_5f_Tableau_5f_Centré_5f_Gras" text:outline-level="1"><text:span text:style-name="_5f_Caractères"/></text:h>
            </table:table-cell>
            <table:table-cell table:style-name="Tableau6.B1" office:value-type="string">
              <text:h text:style-name="_5f_Tableau_5f_Centré_5f_Gras" text:outline-level="1"><text:span text:style-name="_5f_Caractères"/></text:h>
            </table:table-cell>
          </table:table-row>
        </table:table-header-rows>
      </table:table>
      <text:h text:style-name="_5f_Paragraphe" text:outline-level="1"><text:span text:style-name="_5f_Caractères"/></text:h>
      <text:h text:style-name="_5f_Paragraphe" text:outline-level="1"/>
      <text:list xml:id="list221712340561933" text:continue-numbering="true" text:style-name="_5f_Numérotation_20_des_20_exercices">
        <text:list-item>
          <text:h text:style-name="_5f_Titre_5f_Exercices_5f_sans_5f_Titre" text:outline-level="1"><text:soft-page-break/><text:span text:style-name="_5f_Caractères">Dans chaque cas, trace d'abord, à main levée, la droite parallèle à la droite (d) passant par le point A, puis reprends la construction en dessous avec l'équerre et la règle.</text:span></text:h>
        </text:list-item>
      </text:list>
      <table:table table:name="Tableau10" table:style-name="Tableau10">
        <table:table-column table:style-name="Tableau10.A" table:number-columns-repeated="3"/>
        <table:table-column table:style-name="Tableau10.D"/>
        <table:table-header-rows>
          <table:table-row table:style-name="Tableau10.1">
            <table:table-cell table:style-name="Tableau10.A1" office:value-type="string">
              <text:h text:style-name="_5f_Tableau_5f_Centré_5f_Gras" text:outline-level="1"><draw:g text:anchor-type="paragraph" draw:z-index="15" draw:name="Shape16" draw:style-name="gr28"><draw:frame draw:style-name="gr54" draw:text-style-name="P132" svg:width="1.622cm" svg:height="0.844cm" draw:transform="rotate (0.780860307342263) translate (2.79929166666667cm 1.36348611111111cm)"><draw:text-box><text:p text:style-name="P127"><text:span text:style-name="T187">(d)</text:span></text:p></draw:text-box></draw:frame><draw:g draw:style-name="gr29"><draw:frame draw:style-name="gr41" draw:text-style-name="P132" svg:width="0.315cm" svg:height="0.664cm" svg:x="3.032cm" svg:y="2.766cm"><draw:text-box><text:p text:style-name="P127"><text:span text:style-name="T187">A</text:span></text:p></draw:text-box></draw:frame><draw:line draw:style-name="gr49" draw:text-style-name="P133" svg:x1="0.684cm" svg:y1="4.321cm" svg:x2="3.686cm" svg:y2="1.321cm"><text:p/></draw:line><draw:g draw:style-name="gr29"><draw:line draw:style-name="gr42" draw:text-style-name="P133" svg:x1="2.854cm" svg:y1="3.274cm" svg:x2="3.053cm" svg:y2="3.475cm"><text:p/></draw:line><draw:line draw:style-name="gr42" draw:text-style-name="P133" svg:x1="2.854cm" svg:y1="3.475cm" svg:x2="3.053cm" svg:y2="3.274cm"><text:p/></draw:line></draw:g></draw:g></draw:g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  <text:h text:style-name="_5f_Tableau_5f_Centré_5f_Gras" text:outline-level="1"><text:span text:style-name="_5f_Caractères"/></text:h>
            </table:table-cell>
            <table:table-cell table:style-name="Tableau10.B1" office:value-type="string">
              <text:h text:style-name="_5f_Tableau_5f_Centré_5f_Gras" text:outline-level="1"><text:span text:style-name="_5f_Caractères"/></text:h>
              <text:h text:style-name="_5f_Tableau_5f_Centré_5f_Gras" text:outline-level="1"><draw:g text:anchor-type="char" draw:z-index="17" draw:name="Shape19_0" draw:style-name="gr44"><draw:frame draw:style-name="gr52" draw:text-style-name="P132" svg:width="0.317cm" svg:height="0.666cm" svg:x="2.641cm" svg:y="1.053cm"><draw:text-box><text:p text:style-name="P127"><text:span text:style-name="T187">A</text:span></text:p></draw:text-box></draw:frame><draw:line draw:style-name="gr49" draw:text-style-name="P133" svg:x1="0.442cm" svg:y1="1.449cm" svg:x2="3.909cm" svg:y2="3.06cm"><text:p/></draw:line><draw:frame draw:style-name="gr51" draw:text-style-name="P132" svg:width="1.692cm" svg:height="1.488cm" draw:transform="rotate (-0.429176463065406) translate (3.66888888888889cm 2.37595833333333cm)"><draw:text-box><text:p text:style-name="P127"><text:span text:style-name="T187">(d)</text:span></text:p></draw:text-box></draw:frame><draw:g draw:style-name="gr29"><draw:line draw:style-name="gr42" draw:text-style-name="P133" svg:x1="2.644cm" svg:y1="0.927cm" svg:x2="2.843cm" svg:y2="1.126cm"><text:p/></draw:line><draw:line draw:style-name="gr42" draw:text-style-name="P133" svg:x1="2.644cm" svg:y1="1.126cm" svg:x2="2.843cm" svg:y2="0.927cm"><text:p/></draw:line></draw:g></draw:g><text:span text:style-name="_5f_Caractères"/></text:h>
            </table:table-cell>
            <table:table-cell table:style-name="Tableau10.B1" office:value-type="string">
              <text:h text:style-name="_5f_Tableau_5f_Centré_5f_Gras" text:outline-level="1"><draw:g text:anchor-type="paragraph" draw:z-index="19" draw:name="Shape20_0" draw:style-name="gr28"><draw:line draw:style-name="gr49" draw:text-style-name="P133" svg:x1="0.456cm" svg:y1="3.098cm" svg:x2="3.974cm" svg:y2="0.904cm"><text:p/></draw:line><draw:frame draw:style-name="gr53" draw:text-style-name="P132" svg:width="1.315cm" svg:height="0.957cm" draw:transform="rotate (0.630063859969953) translate (2.96686111111111cm 0.931333333333333cm)"><draw:text-box><text:p text:style-name="P127"><text:span text:style-name="T187">(d)</text:span></text:p></draw:text-box></draw:frame><draw:line draw:style-name="gr49" draw:text-style-name="P133" svg:x1="0.956cm" svg:y1="3.097cm" svg:x2="1.799cm" svg:y2="0.077cm"><text:p/></draw:line><draw:frame draw:style-name="gr41" draw:text-style-name="P132" svg:width="0.315cm" svg:height="0.664cm" svg:x="0.575cm" svg:y="0.655cm"><draw:text-box><text:p text:style-name="P127"><text:span text:style-name="T187">A</text:span></text:p></draw:text-box></draw:frame><draw:g draw:style-name="gr29"><draw:line draw:style-name="gr42" draw:text-style-name="P133" svg:x1="0.643cm" svg:y1="1.196cm" svg:x2="0.842cm" svg:y2="1.397cm"><text:p/></draw:line><draw:line draw:style-name="gr42" draw:text-style-name="P133" svg:x1="0.643cm" svg:y1="1.397cm" svg:x2="0.842cm" svg:y2="1.196cm"><text:p/></draw:line></draw:g></draw:g><text:span text:style-name="_5f_Caractères"/></text:h>
              <text:h text:style-name="_5f_Tableau_5f_Centré_5f_Gras" text:outline-level="1"><text:span text:style-name="_5f_Caractères"/></text:h>
            </table:table-cell>
            <table:table-cell table:style-name="Tableau10.D1" office:value-type="string">
              <text:h text:style-name="_5f_Tableau_5f_Centré_5f_Gras" text:outline-level="1"><draw:g text:anchor-type="paragraph" draw:z-index="21" draw:name="Shape18_0" draw:style-name="gr28"><draw:line draw:style-name="gr49" draw:text-style-name="P133" svg:x1="0.267cm" svg:y1="2.637cm" svg:x2="4.367cm" svg:y2="3.363cm"><text:p/></draw:line><draw:line draw:style-name="gr49" draw:text-style-name="P133" svg:x1="1.367cm" svg:y1="0.567cm" svg:x2="4.35cm" svg:y2="2.782cm"><text:p/></draw:line><draw:frame draw:style-name="gr50" draw:text-style-name="P132" svg:width="1.652cm" svg:height="1.899cm" draw:transform="rotate (-0.643677428135509) translate (3.95640277777778cm 1.71802777777778cm)"><draw:text-box><text:p text:style-name="P127"><text:span text:style-name="T187">(d')</text:span></text:p></draw:text-box></draw:frame><draw:line draw:style-name="gr49" draw:text-style-name="P133" svg:x1="0.351cm" svg:y1="3.419cm" svg:x2="3.627cm" svg:y2="1.036cm"><text:p/></draw:line><draw:frame draw:style-name="gr51" draw:text-style-name="P132" svg:width="1.322cm" svg:height="1.488cm" draw:transform="rotate (0.63093652459595) translate (2.33715277777778cm 1.21708333333333cm)"><draw:text-box><text:p text:style-name="P127"><text:span text:style-name="T187">(d'')</text:span></text:p></draw:text-box></draw:frame><draw:frame draw:style-name="gr52" draw:text-style-name="P132" svg:width="0.287cm" svg:height="0.666cm" svg:x="2.524cm" svg:y="2.279cm"><draw:text-box><text:p text:style-name="P127"><text:span text:style-name="T187">A</text:span></text:p></draw:text-box></draw:frame><draw:g draw:style-name="gr29"><draw:line draw:style-name="gr42" draw:text-style-name="P133" svg:x1="2.951cm" svg:y1="2.465cm" svg:x2="3.15cm" svg:y2="2.666cm"><text:p/></draw:line><draw:line draw:style-name="gr42" draw:text-style-name="P133" svg:x1="2.951cm" svg:y1="2.666cm" svg:x2="3.15cm" svg:y2="2.465cm"><text:p/></draw:line></draw:g></draw:g><text:span text:style-name="_5f_Caractères"/></text:h>
              <text:h text:style-name="_5f_Tableau_5f_Centré_5f_Gras" text:outline-level="1"><text:span text:style-name="_5f_Caractères"/></text:h>
            </table:table-cell>
          </table:table-row>
        </table:table-header-rows>
      </table:table>
      <text:h text:style-name="_5f_Paragraphe" text:outline-level="1"><draw:g text:anchor-type="paragraph" draw:z-index="16" draw:name="Shape17_0" draw:style-name="gr28"><draw:frame draw:style-name="gr54" draw:text-style-name="P132" svg:width="1.622cm" svg:height="0.844cm" draw:transform="rotate (0.780860307342263) translate (2.89630555555556cm 1.24530555555556cm)"><draw:text-box><text:p text:style-name="P127"><text:span text:style-name="T187">(d)</text:span></text:p></draw:text-box></draw:frame><draw:g draw:style-name="gr29"><draw:frame draw:style-name="gr41" draw:text-style-name="P132" svg:width="0.315cm" svg:height="0.664cm" svg:x="3.129cm" svg:y="2.648cm"><draw:text-box><text:p text:style-name="P127"><text:span text:style-name="T187">A</text:span></text:p></draw:text-box></draw:frame><draw:line draw:style-name="gr49" draw:text-style-name="P133" svg:x1="0.781cm" svg:y1="4.203cm" svg:x2="3.783cm" svg:y2="1.203cm"><text:p/></draw:line><draw:g draw:style-name="gr29"><draw:line draw:style-name="gr42" draw:text-style-name="P133" svg:x1="2.951cm" svg:y1="3.158cm" svg:x2="3.15cm" svg:y2="3.359cm"><text:p/></draw:line><draw:line draw:style-name="gr42" draw:text-style-name="P133" svg:x1="2.951cm" svg:y1="3.359cm" svg:x2="3.15cm" svg:y2="3.158cm"><text:p/></draw:line></draw:g></draw:g></draw:g><text:span text:style-name="_5f_Caractères"/></text:h>
      <text:h text:style-name="_5f_Paragraphe" text:outline-level="1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 table:style-name="Table4.1">
            <table:table-cell table:style-name="Table4.A1" office:value-type="string">
              <text:h text:style-name="_5f_Tableau_5f_Centré_5f_Gras" text:outline-level="1"/>
            </table:table-cell>
            <table:table-cell table:style-name="Table4.B1" office:value-type="string">
              <text:h text:style-name="_5f_Tableau_5f_Centré_5f_Gras" text:outline-level="1"><draw:g text:anchor-type="paragraph" draw:z-index="18" draw:name="Shape21_0" draw:style-name="gr28"><draw:frame draw:style-name="gr52" draw:text-style-name="P132" svg:width="0.317cm" svg:height="0.666cm" svg:x="2.641cm" svg:y="0.531cm"><draw:text-box><text:p text:style-name="P127"><text:span text:style-name="T187">A</text:span></text:p></draw:text-box></draw:frame><draw:line draw:style-name="gr49" draw:text-style-name="P133" svg:x1="0.442cm" svg:y1="0.927cm" svg:x2="3.909cm" svg:y2="2.538cm"><text:p/></draw:line><draw:frame draw:style-name="gr51" draw:text-style-name="P132" svg:width="1.692cm" svg:height="1.488cm" draw:transform="rotate (-0.429176463065406) translate (3.66888888888889cm 1.85384722222222cm)"><draw:text-box><text:p text:style-name="P127"><text:span text:style-name="T187">(d)</text:span></text:p></draw:text-box></draw:frame><draw:g draw:style-name="gr29"><draw:line draw:style-name="gr42" draw:text-style-name="P133" svg:x1="2.644cm" svg:y1="0.405cm" svg:x2="2.843cm" svg:y2="0.604cm"><text:p/></draw:line><draw:line draw:style-name="gr42" draw:text-style-name="P133" svg:x1="2.644cm" svg:y1="0.604cm" svg:x2="2.843cm" svg:y2="0.405cm"><text:p/></draw:line></draw:g></draw:g></text:h>
            </table:table-cell>
            <table:table-cell table:style-name="Table4.B1" office:value-type="string">
              <text:h text:style-name="_5f_Tableau_5f_Centré_5f_Gras" text:outline-level="1"><draw:g text:anchor-type="paragraph" draw:z-index="20" draw:name="Shape22" draw:style-name="gr28"><draw:line draw:style-name="gr49" draw:text-style-name="P133" svg:x1="0.499cm" svg:y1="3.121cm" svg:x2="4.017cm" svg:y2="0.927cm"><text:p/></draw:line><draw:frame draw:style-name="gr53" draw:text-style-name="P132" svg:width="1.315cm" svg:height="0.957cm" draw:transform="rotate (0.630063859969953) translate (3.00919444444444cm 0.954263888888889cm)"><draw:text-box><text:p text:style-name="P127"><text:span text:style-name="T187">(d)</text:span></text:p></draw:text-box></draw:frame><draw:line draw:style-name="gr49" draw:text-style-name="P133" svg:x1="0.999cm" svg:y1="3.12cm" svg:x2="1.842cm" svg:y2="0.1cm"><text:p/></draw:line><draw:frame draw:style-name="gr41" draw:text-style-name="P132" svg:width="0.315cm" svg:height="0.664cm" svg:x="0.617cm" svg:y="0.678cm"><draw:text-box><text:p text:style-name="P127"><text:span text:style-name="T187">A</text:span></text:p></draw:text-box></draw:frame><draw:g draw:style-name="gr29"><draw:line draw:style-name="gr42" draw:text-style-name="P133" svg:x1="0.686cm" svg:y1="1.219cm" svg:x2="0.885cm" svg:y2="1.42cm"><text:p/></draw:line><draw:line draw:style-name="gr42" draw:text-style-name="P133" svg:x1="0.686cm" svg:y1="1.42cm" svg:x2="0.885cm" svg:y2="1.219cm"><text:p/></draw:line></draw:g></draw:g></text:h>
            </table:table-cell>
            <table:table-cell table:style-name="Table4.B1" office:value-type="string">
              <text:h text:style-name="_5f_Tableau_5f_Centré_5f_Gras" text:outline-level="1"><draw:g text:anchor-type="paragraph" draw:z-index="22" draw:name="Shape23" draw:style-name="gr28"><draw:line draw:style-name="gr49" draw:text-style-name="P133" svg:x1="0.178cm" svg:y1="2.274cm" svg:x2="4.278cm" svg:y2="3cm"><text:p/></draw:line><draw:line draw:style-name="gr49" draw:text-style-name="P133" svg:x1="1.278cm" svg:y1="0.202cm" svg:x2="4.261cm" svg:y2="2.417cm"><text:p/></draw:line><draw:frame draw:style-name="gr50" draw:text-style-name="P132" svg:width="1.652cm" svg:height="1.899cm" draw:transform="rotate (-0.643677428135509) translate (3.86820833333333cm 1.35466666666667cm)"><draw:text-box><text:p text:style-name="P127"><text:span text:style-name="T187">(d')</text:span></text:p></draw:text-box></draw:frame><draw:line draw:style-name="gr49" draw:text-style-name="P133" svg:x1="0.266cm" svg:y1="3.052cm" svg:x2="3.542cm" svg:y2="0.669cm"><text:p/></draw:line><draw:frame draw:style-name="gr51" draw:text-style-name="P132" svg:width="1.322cm" svg:height="1.488cm" draw:transform="rotate (0.63093652459595) translate (2.24719444444444cm 0.850194444444444cm)"><draw:text-box><text:p text:style-name="P127"><text:span text:style-name="T187">(d'')</text:span></text:p></draw:text-box></draw:frame><draw:frame draw:style-name="gr52" draw:text-style-name="P132" svg:width="0.287cm" svg:height="0.666cm" svg:x="2.434cm" svg:y="1.914cm"><draw:text-box><text:p text:style-name="P127"><text:span text:style-name="T187">A</text:span></text:p></draw:text-box></draw:frame><draw:g draw:style-name="gr29"><draw:line draw:style-name="gr42" draw:text-style-name="P133" svg:x1="2.863cm" svg:y1="2.099cm" svg:x2="3.062cm" svg:y2="2.3cm"><text:p/></draw:line><draw:line draw:style-name="gr42" draw:text-style-name="P133" svg:x1="2.863cm" svg:y1="2.3cm" svg:x2="3.062cm" svg:y2="2.099cm"><text:p/></draw:line></draw:g></draw:g></text:h>
            </table:table-cell>
          </table:table-row>
        </table:table-header-rows>
      </table:table>
      <text:list xml:id="list221712434788184" text:continue-numbering="true" text:style-name="_5f_Numérotation_20_des_20_exercices">
        <text:list-item>
          <text:h text:style-name="_5f_Titre_5f_Exercices_5f_avec_5f_Titre" text:outline-level="1"><text:span text:style-name="_5f_Caractères_5f_gras">Parallèles et perpendiculaires</text:span></text:h>
          <text:list>
            <text:list-item>
              <text:p text:style-name="_5f_Paragraphe_5f_avec_5f_Num_5f_Question"><text:span text:style-name="_5f_Caractères">Construis ci-dessous cinq droites (d</text:span><text:span text:style-name="_5f_Caractères_5f_indice">1</text:span><text:span text:style-name="_5f_Caractères">), (d</text:span><text:span text:style-name="_5f_Caractères_5f_indice">2</text:span><text:span text:style-name="_5f_Caractères">), (d</text:span><text:span text:style-name="_5f_Caractères_5f_indice">3</text:span><text:span text:style-name="_5f_Caractères">), (d</text:span><text:span text:style-name="_5f_Caractères_5f_indice">4</text:span><text:span text:style-name="_5f_Caractères">) et (d</text:span><text:span text:style-name="_5f_Caractères_5f_indice">5</text:span><text:span text:style-name="_5f_Caractères">) telles que : </text:span></text:p>
            </text:list-item>
          </text:list>
        </text:list-item>
      </text:list>
      <text:section text:style-name="Sect1" text:name="Section1">
        <text:h text:style-name="_5f_Paragraphe" text:outline-level="1"><text:span text:style-name="_5f_Caractères">(d</text:span><text:span text:style-name="_5f_Caractères_5f_indice">1</text:span><text:span text:style-name="_5f_Caractères">) ⊥ (d</text:span><text:span text:style-name="_5f_Caractères_5f_indice">2</text:span><text:span text:style-name="_5f_Caractères">)</text:span></text:h>
        <text:h text:style-name="_5f_Paragraphe" text:outline-level="1"><text:span text:style-name="_5f_Caractères">(d</text:span><text:span text:style-name="_5f_Caractères_5f_indice">2</text:span><text:span text:style-name="_5f_Caractères">) // (d</text:span><text:span text:style-name="_5f_Caractères_5f_indice">3</text:span><text:span text:style-name="_5f_Caractères">)</text:span></text:h>
        <text:h text:style-name="_5f_Paragraphe" text:outline-level="1"><text:span text:style-name="_5f_Caractères">(d</text:span><text:span text:style-name="_5f_Caractères_5f_indice">3</text:span><text:span text:style-name="_5f_Caractères">) ⊥ (d</text:span><text:span text:style-name="_5f_Caractères_5f_indice">4</text:span><text:span text:style-name="_5f_Caractères">)</text:span></text:h>
        <text:h text:style-name="_5f_Paragraphe" text:outline-level="1"><text:span text:style-name="_5f_Caractères">(d</text:span><text:span text:style-name="_5f_Caractères_5f_indice">4</text:span><text:span text:style-name="_5f_Caractères">) // (d</text:span><text:span text:style-name="_5f_Caractères_5f_indice">5</text:span><text:span text:style-name="_5f_Caractères">)</text:span></text:h>
      </text:section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171059089269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avec le symbole ⊥ ou //.</text:span></text:p>
            </text:list-item>
          </text:list>
        </text:list-item>
      </text:list>
      <table:table table:name="Tableau8" table:style-name="Tableau8">
        <table:table-column table:style-name="Tableau8.A" table:number-columns-repeated="3"/>
        <table:table-header-rows>
          <table:table-row table:style-name="Tableau8.1">
            <table:table-cell table:style-name="Tableau8.A1" office:value-type="string">
              <text:h text:style-name="_5f_Tableau_5f_Centré" text:outline-level="1"><text:span text:style-name="_5f_Caractères">(d1) ........ (d5)</text:span></text:h>
            </table:table-cell>
            <table:table-cell table:style-name="Tableau8.A1" office:value-type="string">
              <text:h text:style-name="_5f_Tableau_5f_Centré" text:outline-level="1"><text:span text:style-name="_5f_Caractères">(d2) ........ (d4)</text:span></text:h>
            </table:table-cell>
            <table:table-cell table:style-name="Tableau8.A1" office:value-type="string">
              <text:h text:style-name="_5f_Tableau_5f_Centré" text:outline-level="1"><text:span text:style-name="_5f_Caractères">(d3) ........ (d5)</text:span></text:h>
            </table:table-cell>
          </table:table-row>
        </table:table-header-rows>
      </table:table>
      <text:list xml:id="list22171160282831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n t'aidant de la figure, cite trois autres paires de droites perpendiculaires ou parallèles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...</text:span></text:p>
      <text:list xml:id="list221710848068411" text:continue-numbering="true" text:style-name="_5f_Numérotation_20_des_20_exercices">
        <text:list-item>
          <text:h text:style-name="P112" text:outline-level="1"><draw:g text:anchor-type="paragraph" draw:z-index="33" draw:name="Shape1" draw:style-name="gr28"><draw:g draw:style-name="gr29"><draw:line draw:style-name="gr30" draw:text-style-name="P129" svg:x1="3.458cm" svg:y1="1.764cm" svg:x2="7.695cm" svg:y2="3.759cm"><text:p/></draw:line><draw:line draw:style-name="gr30" draw:text-style-name="P129" svg:x1="7.059cm" svg:y1="0.966cm" svg:x2="6cm" svg:y2="2.961cm"><text:p/></draw:line><draw:line draw:style-name="gr30" draw:text-style-name="P129" svg:x1="7.06cm" svg:y1="0.966cm" svg:x2="5.365cm" svg:y2="2.662cm"><text:p/></draw:line><draw:g draw:style-name="gr29"><draw:line draw:style-name="gr31" draw:text-style-name="P129" svg:x1="5.256cm" svg:y1="2.542cm" svg:x2="5.468cm" svg:y2="2.741cm"><text:p/></draw:line><draw:line draw:style-name="gr31" draw:text-style-name="P129" svg:x1="5.468cm" svg:y1="2.542cm" svg:x2="5.256cm" svg:y2="2.741cm"><text:p/></draw:line></draw:g><draw:g draw:style-name="gr29"><draw:line draw:style-name="gr31" draw:text-style-name="P129" svg:x1="5.909cm" svg:y1="2.857cm" svg:x2="6.121cm" svg:y2="3.056cm"><text:p/></draw:line><draw:line draw:style-name="gr31" draw:text-style-name="P129" svg:x1="6.121cm" svg:y1="2.857cm" svg:x2="5.909cm" svg:y2="3.056cm"><text:p/></draw:line></draw:g><draw:g draw:style-name="gr29"><draw:line draw:style-name="gr31" draw:text-style-name="P129" svg:x1="5.909cm" svg:y1="2.857cm" svg:x2="6.121cm" svg:y2="3.056cm"><text:p/></draw:line><draw:line draw:style-name="gr31" draw:text-style-name="P129" svg:x1="6.121cm" svg:y1="2.857cm" svg:x2="5.909cm" svg:y2="3.056cm"><text:p/></draw:line></draw:g><draw:g draw:style-name="gr29"><draw:line draw:style-name="gr31" draw:text-style-name="P129" svg:x1="6.954cm" svg:y1="0.867cm" svg:x2="7.166cm" svg:y2="1.066cm"><text:p/></draw:line><draw:line draw:style-name="gr31" draw:text-style-name="P129" svg:x1="7.166cm" svg:y1="0.867cm" svg:x2="6.954cm" svg:y2="1.066cm"><text:p/></draw:line></draw:g><draw:g draw:style-name="gr29"><draw:line draw:style-name="gr31" draw:text-style-name="P129" svg:x1="6.954cm" svg:y1="0.867cm" svg:x2="7.166cm" svg:y2="1.066cm"><text:p/></draw:line><draw:line draw:style-name="gr31" draw:text-style-name="P129" svg:x1="7.166cm" svg:y1="0.867cm" svg:x2="6.954cm" svg:y2="1.066cm"><text:p/></draw:line></draw:g><draw:frame draw:style-name="gr36" draw:text-style-name="P131" svg:width="0.819cm" svg:height="0.708cm" svg:x="5.5cm" svg:y="2.953cm"><draw:text-box><text:p text:style-name="P130"><text:span text:style-name="T186">H</text:span></text:p></draw:text-box></draw:frame><draw:frame draw:style-name="gr37" draw:text-style-name="P131" svg:width="0.86cm" svg:height="0.706cm" svg:x="4.632cm" svg:y="2.655cm"><draw:text-box><text:p text:style-name="P130"><text:span text:style-name="T186">M</text:span></text:p></draw:text-box></draw:frame><draw:frame draw:style-name="gr38" draw:text-style-name="P131" svg:width="0.821cm" svg:height="0.706cm" svg:x="6.858cm" svg:y="0.36cm"><draw:text-box><text:p text:style-name="P130"><text:span text:style-name="T186">A</text:span></text:p></draw:text-box></draw:frame><draw:frame draw:style-name="gr39" draw:text-style-name="P131" svg:width="1.066cm" svg:height="0.717cm" svg:x="7.479cm" svg:y="3.459cm"><draw:text-box><text:p text:style-name="P130"><text:span text:style-name="T186">(d)</text:span></text:p></draw:text-box></draw:frame></draw:g><draw:custom-shape draw:style-name="gr40" draw:text-style-name="P129" svg:width="0.209cm" svg:height="0.202cm" draw:transform="skewX (0.0525344104850295) rotate (-0.480489143074039) translate (6.10305555555556cm 2.76577777777778cm)"><text:p/><draw:enhanced-geometry svg:viewBox="0 0 21600 21600" draw:type="rectangle" draw:enhanced-path="M 0 0 L 21600 0 21600 21600 0 21600 0 0 Z N"/></draw:custom-shape></draw:g><text:span text:style-name="_5f_Caractères">Voici une figure :</text:span></text:h>
        </text:list-item>
      </text:list>
      <text:h text:style-name="_5f_Paragraphe" text:outline-level="1"><text:span text:style-name="_5f_pointillés_20_gri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omplète le texte suivant :</text:span></text:h>
      <text:list xml:id="list221711833828981" text:continue-list="list221712061750708" text:style-name="_5f_Numérotation_20_des_20_exercices">
        <text:list-item>
          <text:list>
            <text:list-item text:start-value="1">
              <text:p text:style-name="P108"><text:span text:style-name="_5f_Caractères">Les points </text:span><text:span text:style-name="_5f_pointillés_20_gris">...... </text:span><text:span text:style-name="_5f_Caractères">et </text:span><text:span text:style-name="_5f_pointillés_20_gris">....... </text:span><text:span text:style-name="_5f_Caractères">sont sur la droite (d). Comme (AH) est </text:span><text:span text:style-name="_5f_pointillés_20_gris">....................... </text:span><text:span text:style-name="_5f_Caractères">à (d), la distance</text:span></text:p>
            </text:list-item>
            <text:list-item>
              <text:p text:style-name="P108"><text:span text:style-name="_5f_Caractères">AH est plus </text:span><text:span text:style-name="_5f_pointillés_20_gris">............. </text:span><text:span text:style-name="_5f_Caractères">que la distance AM. En fait, </text:span><text:span text:style-name="_5f_pointillés_20_gris">........ </text:span><text:span text:style-name="_5f_Caractères">est la distance du point A à la droite (d).</text:span></text:p>
            </text:list-item>
          </text:list>
        </text:list-item>
      </text:list>
      <text:list xml:id="list221711531966484" text:continue-list="list221710848068411" text:style-name="_5f_Numérotation_20_des_20_exercices">
        <text:list-item>
          <text:h text:style-name="_5f_Titre_5f_Exercices_5f_sans_5f_Titre" text:outline-level="1"><text:span text:style-name="_5f_Caractères">Sur la figure suivante :</text:span></text:h>
          <text:list>
            <text:list-item>
              <text:p text:style-name="_5f_Paragraphe_5f_avec_5f_Num_5f_Question"><text:span text:style-name="_5f_Caractères">Place le point D sur la droite (d) tel que (MD) soit perpendiculaire à (d). </text:span></text:p>
            </text:list-item>
            <text:list-item>
              <text:p text:style-name="_5f_Paragraphe_5f_avec_5f_Num_5f_Question"><draw:g text:anchor-type="paragraph" draw:z-index="34" draw:name="Shape1" draw:style-name="gr28"><draw:g draw:style-name="gr29"><draw:line draw:style-name="gr30" draw:text-style-name="P129" svg:x1="3.891cm" svg:y1="4.273cm" svg:x2="8.707cm" svg:y2="0.695cm"><text:p/></draw:line><draw:g draw:style-name="gr29"><draw:line draw:style-name="gr31" draw:text-style-name="P129" svg:x1="3.565cm" svg:y1="0.655cm" svg:x2="3.845cm" svg:y2="0.696cm"><text:p/></draw:line><draw:line draw:style-name="gr31" draw:text-style-name="P129" svg:x1="3.725cm" svg:y1="0.536cm" svg:x2="3.684cm" svg:y2="0.816cm"><text:p/></draw:line></draw:g></draw:g><draw:frame draw:style-name="gr34" draw:text-style-name="P131" svg:width="0.812cm" svg:height="0.708cm" svg:x="3.364cm" svg:y="-0.032cm"><draw:text-box><text:p text:style-name="P130"><text:span text:style-name="T186">M</text:span></text:p></draw:text-box></draw:frame><draw:frame draw:style-name="gr35" draw:text-style-name="P131" svg:width="1.004cm" svg:height="0.71cm" svg:x="8.262cm" svg:y="0.076cm"><draw:text-box><text:p text:style-name="P130"><text:span text:style-name="T186">(d)</text:span></text:p></draw:text-box></draw:frame></draw:g><text:span text:style-name="_5f_Caractères">Code la figure.</text:span></text:p>
            </text:list-item>
          </text:list>
        </text:list-item>
      </text:list>
      <text:h text:style-name="_5f_Paragraphe" text:outline-level="1"><text:span text:style-name="_5f_Caractères"><text:s/>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1711461864256" text:continue-numbering="true" text:style-name="_5f_Numérotation_20_des_20_exercices">
        <text:list-item>
          <text:list>
            <text:list-item>
              <text:p text:style-name="P108"><text:span text:style-name="_5f_Caractères">Combien mesure MD ? </text:span><text:span text:style-name="_5f_pointillés_20_gris">……………</text:span></text:p>
            </text:list-item>
            <text:list-item>
              <text:p text:style-name="P108"><text:span text:style-name="_5f_Caractères">Quelle est la distance du point M à la droite (d) ? </text:span><text:span text:style-name="_5f_pointillés_20_gris">……………………</text:span></text:p>
            </text:list-item>
          </text:list>
        </text:list-item>
        <text:list-item>
          <text:h text:style-name="_5f_Titre_5f_Exercices_5f_sans_5f_Titre" text:outline-level="1"><draw:g text:anchor-type="paragraph" draw:z-index="35" draw:name="Shape2" draw:style-name="gr28"><draw:g draw:style-name="gr29"><draw:line draw:style-name="gr30" draw:text-style-name="P129" svg:x1="4.523cm" svg:y1="1.259cm" svg:x2="2.3cm" svg:y2="6.832cm"><text:p/></draw:line><draw:g draw:style-name="gr29"><draw:line draw:style-name="gr31" draw:text-style-name="P129" svg:x1="7.537cm" svg:y1="3.406cm" svg:x2="7.277cm" svg:y2="3.518cm"><text:p/></draw:line><draw:line draw:style-name="gr31" draw:text-style-name="P129" svg:x1="7.463cm" svg:y1="3.592cm" svg:x2="7.351cm" svg:y2="3.332cm"><text:p/></draw:line></draw:g></draw:g><draw:frame draw:style-name="gr32" draw:text-style-name="P131" svg:width="0.773cm" svg:height="0.708cm" svg:x="7.283cm" svg:y="3.289cm"><draw:text-box><text:p text:style-name="P130"><text:span text:style-name="T186">P</text:span></text:p></draw:text-box></draw:frame><draw:frame draw:style-name="gr33" draw:text-style-name="P131" svg:width="1.463cm" svg:height="0.708cm" svg:x="1.783cm" svg:y="6.782cm"><draw:text-box><text:p text:style-name="P130"><text:span text:style-name="T186">(d)</text:span></text:p></draw:text-box></draw:frame></draw:g><text:span text:style-name="_5f_Caractères">Complète la figure pour répondre à la question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710926434195" text:continue-list="list221711833828981" text:style-name="_5f_Numérotation_20_des_20_exercices">
        <text:list-item>
          <text:list>
            <text:list-item text:start-value="1">
              <text:p text:style-name="P108"><text:span text:style-name="_5f_Caractères">Quelle est la distance du point P à la droite (d) ? </text:span><text:span text:style-name="_5f_pointillés_20_gris">…………………</text:span></text:p>
            </text:list-item>
          </text:list>
        </text:list-item>
      </text:list>
      <text:h text:style-name="_5f_Paragraphe" text:outline-level="1"><text:span text:style-name="_5f_pointillés_20_gris"/></text:h>
      <text:list xml:id="list221711425351552" text:continue-list="list221711461864256" text:style-name="_5f_Numérotation_20_des_20_exercices">
        <text:list-item>
          <text:h text:style-name="_5f_Titre_5f_Exercices_5f_avec_5f_Titre" text:outline-level="1"><text:span text:style-name="_5f_Caractères_5f_gras">Démontrer 1</text:span></text:h>
          <text:list>
            <text:list-item>
              <text:p text:style-name="_5f_Paragraphe_5f_avec_5f_Num_5f_Question"><text:span text:style-name="_5f_Caractères">Trace ci-dessous trois droites (a), (b) et (c) telles que :</text:span></text:p>
            </text:list-item>
          </text:list>
        </text:list-item>
      </text:list>
      <text:h text:style-name="_5f_Paragraphe" text:outline-level="1"><text:span text:style-name="_5f_Caractères">- (a) est parallèle à (b).</text:span></text:h>
      <text:h text:style-name="_5f_Paragraphe" text:outline-level="1"><text:span text:style-name="_5f_Caractères">- (b) est parallèle à (c).</text:span></text:h>
      <text:h text:style-name="_5f_Paragraphe" text:outline-level="1"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712607950247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le raisonnement suivant :</text:span></text:p>
            </text:list-item>
            <text:list-item>
              <text:p text:style-name="P108"><text:span text:style-name="_5f_Caractères">D’après l’énoncé, on a : (a) est </text:span><text:span text:style-name="_5f_pointillés_20_gris">………………………………... </text:span><text:span text:style-name="_5f_Caractères">à (b) , et (b) est </text:span><text:span text:style-name="_5f_pointillés_20_gris">………………………………… </text:span><text:span text:style-name="_5f_Caractères">à (c).</text:span></text:p>
            </text:list-item>
            <text:list-item>
              <text:p text:style-name="P108"><text:span text:style-name="_5f_Caractères">Donc, on peut en déduire que : (a) est <text:s/></text:span><text:span text:style-name="_5f_pointillés_20_gris">………………………………… </text:span><text:span text:style-name="_5f_Caractères">à (c).</text:span></text:p>
            </text:list-item>
          </text:list>
        </text:list-item>
        <text:list-item>
          <text:h text:style-name="_5f_Titre_5f_Exercices_5f_avec_5f_Titre" text:outline-level="1"><text:span text:style-name="_5f_Caractères_5f_gras">Démontrer 2</text:span></text:h>
          <text:list>
            <text:list-item>
              <text:p text:style-name="_5f_Paragraphe_5f_avec_5f_Num_5f_Question"><text:span text:style-name="_5f_Caractères">Trace ci-dessous trois droites (a), (b) et (c) telles que :</text:span></text:p>
            </text:list-item>
          </text:list>
        </text:list-item>
      </text:list>
      <text:h text:style-name="_5f_Paragraphe" text:outline-level="1"><text:span text:style-name="_5f_Caractères">- (a) est perpendiculaire à (b).</text:span></text:h>
      <text:h text:style-name="_5f_Paragraphe" text:outline-level="1"><text:span text:style-name="_5f_Caractères">- (b) est perpendiculaire à (c).</text:span></text:h>
      <text:h text:style-name="_5f_Paragraphe" text:outline-level="1"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71096913970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de la figure.</text:span></text:p>
            </text:list-item>
            <text:list-item>
              <text:p text:style-name="_5f_Paragraphe_5f_avec_5f_Num_5f_Question"><text:span text:style-name="_5f_Caractères">Complète le raisonnement suivant :</text:span></text:p>
            </text:list-item>
            <text:list-item>
              <text:p text:style-name="P108"><text:span text:style-name="_5f_Caractères">D’après l’énoncé, on a : (a) est </text:span><text:span text:style-name="_5f_pointillés_20_gris">………………………………… </text:span><text:span text:style-name="_5f_Caractères">à (b) , et (b) est </text:span><text:span text:style-name="_5f_pointillés_20_gris">………………………………… </text:span><text:span text:style-name="_5f_Caractères">à (c).</text:span></text:p>
            </text:list-item>
            <text:list-item>
              <text:p text:style-name="P108"><text:span text:style-name="_5f_Caractères">Donc : (a) est <text:s/></text:span><text:span text:style-name="_5f_pointillés_20_gris">………………………………… </text:span><text:span text:style-name="_5f_Caractères">à (c).</text:span></text:p>
            </text:list-item>
          </text:list>
        </text:list-item>
        <text:list-item>
          <text:h text:style-name="_5f_Titre_5f_Exercices_5f_avec_5f_Titre" text:outline-level="1"><text:soft-page-break/><text:span text:style-name="_5f_Caractères_5f_gras">Démontrer 3</text:span></text:h>
          <text:list>
            <text:list-item>
              <text:p text:style-name="_5f_Paragraphe_5f_avec_5f_Num_5f_Question"><text:span text:style-name="_5f_Caractères">Trace ci-dessous trois droites (a), (b) et (c) telles que :</text:span></text:p>
            </text:list-item>
          </text:list>
        </text:list-item>
      </text:list>
      <text:h text:style-name="_5f_Paragraphe" text:outline-level="1"><text:span text:style-name="_5f_Caractères">- (a) est parallèle à (b).</text:span></text:h>
      <text:h text:style-name="_5f_Paragraphe" text:outline-level="1"><text:span text:style-name="_5f_Caractères">- (b) est perpendiculaire à (c).</text:span></text:h>
      <text:h text:style-name="_5f_Paragraphe" text:outline-level="1"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71069969937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de la figure.</text:span></text:p>
            </text:list-item>
            <text:list-item>
              <text:p text:style-name="_5f_Paragraphe_5f_avec_5f_Num_5f_Question"><text:span text:style-name="_5f_Caractères">Complète le raisonnement suivant :</text:span></text:p>
            </text:list-item>
            <text:list-item>
              <text:p text:style-name="P108"><text:span text:style-name="_5f_Caractères">On a : (a) est </text:span><text:span text:style-name="_5f_pointillés_20_gris">………………………………… </text:span><text:span text:style-name="_5f_Caractères">à (b) , et (b) est </text:span><text:span text:style-name="_5f_pointillés_20_gris">………………………………… </text:span><text:span text:style-name="_5f_Caractères">à (c).</text:span></text:p>
            </text:list-item>
            <text:list-item>
              <text:p text:style-name="P108"><text:span text:style-name="_5f_Caractères">Donc : (a) est <text:s/></text:span><text:span text:style-name="_5f_pointillés_20_gris">………………………………… </text:span><text:span text:style-name="_5f_Caractères">à (c).</text:span></text:p>
            </text:list-item>
          </text:list>
        </text:list-item>
        <text:list-item>
          <text:h text:style-name="_5f_Titre_5f_Exercices_5f_avec_5f_Titre" text:outline-level="1"><text:span text:style-name="_5f_Caractères_5f_gras">Démontrer 4</text:span></text:h>
          <text:list>
            <text:list-item>
              <text:p text:style-name="_5f_Paragraphe_5f_avec_5f_Num_5f_Question"><text:span text:style-name="_5f_Caractères">Trace ci-dessous trois droites (a), (b) et (c) telles que :</text:span></text:p>
            </text:list-item>
          </text:list>
        </text:list-item>
      </text:list>
      <text:h text:style-name="_5f_Paragraphe" text:outline-level="1"><text:span text:style-name="_5f_Caractères">- (a) est perpendiculaire à (b).</text:span></text:h>
      <text:h text:style-name="_5f_Paragraphe" text:outline-level="1"><text:span text:style-name="_5f_Caractères">- (b) est parallèle à (c).</text:span></text:h>
      <text:h text:style-name="_5f_Paragraphe" text:outline-level="1"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71105746051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de la figure.</text:span></text:p>
            </text:list-item>
            <text:list-item>
              <text:p text:style-name="_5f_Paragraphe_5f_avec_5f_Num_5f_Question"><text:span text:style-name="_5f_Caractères">Complète le raisonnement suivant :</text:span></text:p>
            </text:list-item>
            <text:list-item>
              <text:p text:style-name="P108"><text:span text:style-name="_5f_Caractères">On a : (a) est </text:span><text:span text:style-name="_5f_pointillés_20_gris">………………………………… </text:span><text:span text:style-name="_5f_Caractères">à (b) , et (b) est </text:span><text:span text:style-name="_5f_pointillés_20_gris">………………………………… </text:span><text:span text:style-name="_5f_Caractères">à (c).</text:span></text:p>
            </text:list-item>
            <text:list-item>
              <text:p text:style-name="P108"><text:span text:style-name="_5f_Caractères">Donc : (a) est <text:s/></text:span><text:span text:style-name="_5f_pointillés_20_gris">………………………………… </text:span><text:span text:style-name="_5f_Caractères">à (c).</text:span></text:p>
            </text:list-item>
          </text:list>
        </text:list-item>
      </text:list>
      <text:p text:style-name="_5f_Paragraphe_5f_Réponse_5f_Pointillés_5f_Grisés"><text:span text:style-name="_5f_Caractère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Standard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_5f_Header_20_G_20_page_20_impaire_20__28_D_29_">
      <style:text-properties officeooo:paragraph-rsid="00fd1cf8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8" style:family="paragraph" style:parent-style-name="Footer">
      <style:text-properties officeooo:paragraph-rsid="00a59a60"/>
    </style:style>
    <style:style style:name="M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0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12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13" style:family="paragraph" style:parent-style-name="Header">
      <style:paragraph-properties fo:text-align="center" style:justify-single-word="false"/>
      <style:text-properties officeooo:paragraph-rsid="00ab054e"/>
    </style:style>
    <style:style style:name="MP14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15" style:family="paragraph" style:parent-style-name="Footer">
      <style:text-properties officeooo:paragraph-rsid="00c384cf"/>
    </style:style>
    <style:style style:name="MP16" style:family="paragraph" style:parent-style-name="Footer">
      <style:text-properties officeooo:paragraph-rsid="00d8520c"/>
    </style:style>
    <style:style style:name="MP17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18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19" style:family="paragraph">
      <style:paragraph-properties fo:text-align="center"/>
    </style:style>
    <style:style style:name="MP20" style:family="paragraph" style:parent-style-name="Footer">
      <style:text-properties officeooo:paragraph-rsid="030c4d7d"/>
    </style:style>
    <style:style style:name="MP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24" style:family="paragraph" style:parent-style-name="_5f_Header_20_G_20_page_20_paire_20__28_G_29_">
      <style:paragraph-properties fo:text-align="start" style:justify-single-word="false"/>
    </style:style>
    <style:style style:name="MP25" style:family="paragraph" style:parent-style-name="_5f_Header_20_G_20_page_20_paire_20__28_G_29_">
      <style:text-properties officeooo:paragraph-rsid="0334a5be"/>
    </style:style>
    <style:style style:name="MP2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 style:parent-style-name="Footer">
      <style:text-properties officeooo:paragraph-rsid="002aa84d"/>
    </style:style>
    <style:style style:name="MP2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30" style:family="paragraph">
      <loext:graphic-properties draw:fill="solid" draw:fill-color="#7fb241"/>
    </style:style>
    <style:style style:name="MP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3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33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3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35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3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38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39" style:family="paragraph" style:parent-style-name="Head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paragraph-properties fo:text-align="start" style:justify-single-word="false"/>
      <style:text-properties officeooo:paragraph-rsid="0211dd7e"/>
    </style:style>
    <style:style style:name="MP41" style:family="paragraph" style:parent-style-name="Footer">
      <style:text-properties officeooo:rsid="0242edd8" officeooo:paragraph-rsid="0242edd8"/>
    </style:style>
    <style:style style:name="MP4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3" style:family="paragraph" style:parent-style-name="Footer">
      <style:text-properties officeooo:paragraph-rsid="008d016c"/>
    </style:style>
    <style:style style:name="MP44" style:family="paragraph" style:parent-style-name="Header">
      <style:paragraph-properties fo:margin-left="0cm" fo:margin-right="0cm" fo:text-indent="0cm" style:auto-text-indent="false"/>
    </style:style>
    <style:style style:name="MP45" style:family="paragraph" style:parent-style-name="Footer">
      <style:text-properties officeooo:paragraph-rsid="010f7046"/>
    </style:style>
    <style:style style:name="MP46" style:family="paragraph" style:parent-style-name="Footer">
      <style:text-properties officeooo:paragraph-rsid="01120261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49" style:family="paragraph" style:parent-style-name="_5f_Header_20_D_20_page_20_impaire_20__28_D_29_">
      <style:text-properties officeooo:paragraph-rsid="01a13e78"/>
    </style:style>
    <style:style style:name="MP5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5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53" style:family="paragraph" style:parent-style-name="Footer">
      <style:paragraph-properties fo:text-align="end" style:justify-single-word="false"/>
      <style:text-properties officeooo:paragraph-rsid="00d4df5c"/>
    </style:style>
    <style:style style:name="MP54" style:family="paragraph" style:parent-style-name="Footer">
      <style:paragraph-properties fo:text-align="start" style:justify-single-word="false"/>
      <style:text-properties officeooo:paragraph-rsid="00d4df5c"/>
    </style:style>
    <style:style style:name="MP55" style:family="paragraph" style:parent-style-name="_5f_Header_20_G_20_page_20_impaire_20__28_D_29_">
      <style:text-properties officeooo:paragraph-rsid="01259ec2"/>
    </style:style>
    <style:style style:name="MP56" style:family="paragraph" style:parent-style-name="_5f_Header_20_G_20_page_20_paire_20__28_G_29_">
      <style:text-properties officeooo:paragraph-rsid="00eb2abc"/>
    </style:style>
    <style:style style:name="MP57" style:family="paragraph" style:parent-style-name="_5f_Footer_20_page_20_paire_20__28_G_29_">
      <style:text-properties fo:font-size="9pt" style:font-size-asian="9pt" style:font-size-complex="9pt"/>
    </style:style>
    <style:style style:name="MP58" style:family="paragraph" style:parent-style-name="_5f_Header_20_N_20_page_20_impaire_20__28_D_29_">
      <style:paragraph-properties fo:text-align="start" style:justify-single-word="false"/>
    </style:style>
    <style:style style:name="MP59" style:family="paragraph" style:parent-style-name="Footer">
      <style:text-properties officeooo:paragraph-rsid="00d4df5c"/>
    </style:style>
    <style:style style:name="MP6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1" style:family="paragraph">
      <loext:graphic-properties draw:fill="solid" draw:fill-color="#d7e12c"/>
    </style:style>
    <style:style style:name="MP62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64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66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68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MP72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74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76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8" style:family="paragraph" style:parent-style-name="Footer">
      <style:text-properties officeooo:paragraph-rsid="00863005"/>
    </style:style>
    <style:style style:name="MP79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80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8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8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83" style:family="paragraph" style:parent-style-name="_5f_Header_20_N_20_page_20_impaire_20__28_D_29_">
      <style:text-properties officeooo:rsid="0277791e" officeooo:paragraph-rsid="0277791e"/>
    </style:style>
    <style:style style:name="MP84" style:family="paragraph" style:parent-style-name="_5f_Header_20_N_20_page_20_impaire_20__28_D_29_">
      <style:text-properties officeooo:rsid="027aa87d" officeooo:paragraph-rsid="027aa8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paragraph-properties fo:text-align="start" style:justify-single-word="false"/>
      <style:text-properties officeooo:paragraph-rsid="0289fb0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b5d2d1"/>
    </style:style>
    <style:style style:name="MT2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5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6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7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8" style:family="text">
      <style:text-properties officeooo:rsid="009e3fdd"/>
    </style:style>
    <style:style style:name="MT9" style:family="text">
      <style:text-properties officeooo:rsid="00b6801f"/>
    </style:style>
    <style:style style:name="MT1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4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P</text:span><text:span text:style-name="MT2">arallèles, perpendiculaires, </text:span><text:span text:style-name="MT3">distances</text:span></text:p>
      </style:header>
      <style:footer>
        <text:p text:style-name="MP1"><draw:frame draw:style-name="Mfr1" draw:name="Frame209" text:anchor-type="paragraph" svg:y="-0.06cm" draw:z-index="323"><draw:text-box fo:min-height="0.499cm" fo:min-width="7.096cm"><draw:frame draw:style-name="Mfr2" draw:name="Frame2101" text:anchor-type="frame" svg:x="0.45cm" svg:y="0.079cm" svg:width="0.817cm" draw:z-index="325"><draw:text-box fo:min-height="0.355cm"><text:p text:style-name="MP2"><draw:g text:anchor-type="paragraph" draw:z-index="327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31</text:page-number></text:p></draw:text-box></draw:frame><text:h text:style-name="_5f_Footer_20_page_20_impaire_20__28_D_29_" text:outline-level="1"><text:span text:style-name="MT4">Géométrie plane : </text:span><text:span text:style-name="MT5">Parallèles, perpendiculaires, </text:span><text:span text:style-name="MT6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393"><draw:text-box fo:min-height="0.499cm" fo:min-width="3cm"><draw:frame draw:style-name="Mfr2" draw:name="Frame213" text:anchor-type="frame" svg:x="0.45cm" svg:y="0.079cm" svg:width="0.817cm" draw:z-index="394"><draw:text-box fo:min-height="0.355cm"><text:p text:style-name="MP2"><text:page-number text:select-page="current">230</text:page-number></text:p></draw:text-box></draw:frame><text:p text:style-name="MP4"><text:span text:style-name="MT7">Géométrie plane : </text:span><text:span text:style-name="MT5">parallèles, perpendiculaires, </text:span><text:span text:style-name="MT6">distances</text:span></text:p></draw:text-box></draw:frame><draw:g text:anchor-type="paragraph" draw:z-index="331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MP5"><text:span text:style-name="MT1">P</text:span><text:span text:style-name="MT2">arallèles, perpendiculaires, </text:span><text:span text:style-name="MT3">distances</text:span></text:p>
      </style:header>
      <style:header-left>
        <text:p text:style-name="MP5"><text:span text:style-name="MT1">P</text:span><text:span text:style-name="MT2">arallèles, perpendiculaires, </text:span><text:span text:style-name="MT3">distances</text:span></text:p>
      </style:header-left>
      <style:footer>
        <text:p text:style-name="MP6"><draw:frame draw:style-name="Mfr1" draw:name="Frame206" text:anchor-type="paragraph" svg:y="-0.06cm" draw:z-index="398"><draw:text-box fo:min-height="0.499cm" fo:min-width="3cm"><draw:frame draw:style-name="Mfr2" draw:name="Frame2771" text:anchor-type="frame" svg:x="0.45cm" svg:y="0.079cm" svg:width="0.817cm" draw:z-index="399"><draw:text-box fo:min-height="0.355cm"><text:p text:style-name="MP2"><text:page-number text:select-page="current">229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16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396"><draw:text-box fo:min-height="0.499cm" fo:min-width="3cm"><draw:frame draw:style-name="Mfr2" draw:name="Frame208" text:anchor-type="frame" svg:x="0.45cm" svg:y="0.079cm" svg:width="0.817cm" draw:z-index="397"><draw:text-box fo:min-height="0.355cm"><text:p text:style-name="MP2"><text:page-number text:select-page="current">228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19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0">Géométrie plane</text:span> : 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312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4">Géométrie plane : </text:span><text:span text:style-name="MT13">milieu, Alignement, </text:span><text:span text:style-name="MT14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314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9"><text:span text:style-name="MT15">S</text:span><text:span text:style-name="MT16">olides</text:span> : <text:span text:style-name="MT15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308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310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0">Géométrie plane</text:span> : <text:span text:style-name="MT10">Points, droites </text:span><text:span text:style-name="MT17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304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Géométrie plane : points, droites <text:span text:style-name="MT18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306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9"><text:span text:style-name="MT15">S</text:span><text:span text:style-name="MT16">olides</text:span> : <text:span text:style-name="MT15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299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302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3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95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97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290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<text:span text:style-name="MT23">Repères du plan : se </text:span><text:span text:style-name="MT24">déplacer</text:span></text:p></draw:text-box></draw:frame><draw:g text:anchor-type="paragraph" draw:z-index="293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3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286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288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9">R</text:span>epères du plan : Se repérer</text:p>
      </style:header>
      <style:header-left>
        <text:p text:style-name="_5f_Header_20_G_20_page_20_paire_20__28_G_29_"><text:span text:style-name="MT9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281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Repères du plan : se repérer</text:p></draw:text-box></draw:frame><draw:g text:anchor-type="paragraph" draw:z-index="284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131" draw:name="Shape3_34" draw:style-name="Mgr3" draw:text-style-name="MP19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132" draw:name="Shape3_36" draw:style-name="Mgr3" draw:text-style-name="MP19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26" draw:name="Shape4_180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28" draw:name="Shape4_188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87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97" draw:name="Shape3_31" draw:style-name="Mgr3" draw:text-style-name="MP1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100" draw:name="Shape3_32" draw:style-name="Mgr3" draw:text-style-name="MP1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86" draw:name="Shape3_30" draw:style-name="Mgr3" draw:text-style-name="MP19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90" draw:name="Shape4_17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69" draw:name="Shape3_35" draw:style-name="Mgr3" draw:text-style-name="MP19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77" draw:name="Shape4_184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81" draw:name="Shape4_186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85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21" draw:name="Shape3_7" draw:style-name="Mgr3" draw:text-style-name="MP19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4"><draw:line text:anchor-type="paragraph" draw:z-index="329" draw:name="Shape3_29" draw:style-name="Mgr3" draw:text-style-name="MP19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5"><draw:line text:anchor-type="paragraph" draw:z-index="61" draw:name="Shape3_33" draw:style-name="Mgr3" draw:text-style-name="MP19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279" draw:name="Shape4_179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9"><draw:line text:anchor-type="paragraph" draw:z-index="269" draw:name="Shape7_8" draw:style-name="Mgr7" draw:text-style-name="MP19" svg:x1="9.042cm" svg:y1="0.36cm" svg:x2="20.461cm" svg:y2="0.36cm"><text:p/></draw:line><draw:path text:anchor-type="paragraph" draw:z-index="270" draw:name="Shape5_1" draw:style-name="Mgr8" draw:text-style-name="MP30" svg:width="4.329cm" svg:height="2.24cm" svg:x="-1.499cm" svg:y="-1cm" svg:viewBox="0 0 4330 2241" svg:d="M0 2241l3984-288c209-15 363-168 345-342l-170-1611h-4159z"><text:p/></draw:path><draw:frame text:anchor-type="paragraph" draw:z-index="271" draw:name="Shape6_2" draw:style-name="Mgr9" draw:text-style-name="MP31" svg:width="2.703cm" svg:height="0.715cm" draw:transform="rotate (0.0872664625997165) translate (-0.172861111111111cm 0.218722222222222cm)"><draw:text-box><text:p text:style-name="MP19"><text:span text:style-name="MT45">Série 1</text:span></text:p></draw:text-box></draw:frame>T<text:span text:style-name="MT46">itre de la série</text:span></text:p>
      </style:header>
      <style:header-left>
        <text:p text:style-name="MP29"><draw:line text:anchor-type="paragraph" draw:z-index="275" draw:name="Shape7_9" draw:style-name="Mgr7" draw:text-style-name="MP19" svg:x1="9.042cm" svg:y1="0.36cm" svg:x2="20.461cm" svg:y2="0.36cm"><text:p/></draw:line><draw:path text:anchor-type="paragraph" draw:z-index="276" draw:name="Shape5_2" draw:style-name="Mgr8" draw:text-style-name="MP30" svg:width="4.329cm" svg:height="2.24cm" svg:x="-1.499cm" svg:y="-1cm" svg:viewBox="0 0 4330 2241" svg:d="M0 2241l3984-288c209-15 363-168 345-342l-170-1611h-4159z"><text:p/></draw:path><draw:frame text:anchor-type="paragraph" draw:z-index="277" draw:name="Shape6_5" draw:style-name="Mgr9" draw:text-style-name="MP31" svg:width="2.703cm" svg:height="0.715cm" draw:transform="rotate (0.0872664625997165) translate (-0.172861111111111cm 0.218722222222222cm)"><draw:text-box><text:p text:style-name="MP19"><text:span text:style-name="MT45">Série 1</text:span></text:p></draw:text-box></draw:frame>T<text:span text:style-name="MT46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273" draw:name="Shape8_5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2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267" draw:name="Shape4_178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60" draw:name="Shape4_181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64" draw:name="Shape4_182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83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4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194" draw:name="Shape4_161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95" draw:name="Shape4_159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97" draw:name="Shape4_16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58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7"><text:span text:style-name="MT48"><text:s text:c="15"/>A</text:span>ires : Aire et unité</text:p>
      </style:header>
      <style:header-left>
        <text:p text:style-name="MP37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337" draw:name="Shape4_157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75" draw:name="Shape4_100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59" draw:name="Shape4_155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156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9"><text:span text:style-name="MT50">Conversions d’unités : </text:span><text:span text:style-name="MT51">Problèmes</text:span></text:p>
      </style:header>
      <style:header-left>
        <text:p text:style-name="MP39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53">problèmes</text:span></text:p></draw:text-box></draw:frame><draw:g text:anchor-type="paragraph" draw:z-index="75" draw:name="Shape4_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<text:span text:style-name="MT54">Conversions d’unités : </text:span><text:span text:style-name="MT53">problèmes</text:span></text:p></draw:text-box></draw:frame><draw:g text:anchor-type="paragraph" draw:z-index="385" draw:name="Shape4_142" draw:style-name="Mgr1"><draw:path draw:style-name="Mgr4" draw:text-style-name="MP21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53">problèmes</text:span></text:p></draw:text-box></draw:frame><draw:g text:anchor-type="paragraph" draw:z-index="104" draw:name="Shape4_147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6">Conversions d’unités </text:span><text:span text:style-name="MT23">: </text:span><text:span text:style-name="MT56">problèmes</text:span></text:p></draw:text-box></draw:frame><draw:g text:anchor-type="paragraph" draw:z-index="91" draw:name="Shape4_63" draw:style-name="Mgr1"><draw:path draw:style-name="Mgr4" draw:text-style-name="MP21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24" draw:name="Shape4_14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58">aires</text:span></text:p></draw:text-box></draw:frame><draw:g text:anchor-type="paragraph" draw:z-index="121" draw:name="Shape4_5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22" draw:name="Shape4_153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23" draw:name="Shape4_2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60">vitesse</text:span><text:span text:style-name="MT23"> </text:span></text:p></draw:text-box></draw:frame><draw:g text:anchor-type="paragraph" draw:z-index="119" draw:name="Shape4_140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20" draw:name="Shape4_4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16" draw:name="Shape4_137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17" draw:name="Shape4_143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44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14" draw:name="Shape4_132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15" draw:name="Shape4_141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11" draw:name="Shape4_131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12" draw:name="Shape4_138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39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69">Capacités</text:span><text:span text:style-name="MT23"> </text:span></text:p></draw:text-box></draw:frame><draw:g text:anchor-type="paragraph" draw:z-index="110" draw:name="Shape4_148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70">capacités</text:span><text:span text:style-name="MT23"> </text:span></text:p></draw:text-box></draw:frame><draw:g text:anchor-type="paragraph" draw:z-index="107" draw:name="Shape4_13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08" draw:name="Shape4_134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35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72">Masses</text:span><text:span text:style-name="MT23"> </text:span></text:p></draw:text-box></draw:frame><draw:g text:anchor-type="paragraph" draw:z-index="101" draw:name="Shape4_128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draw:g text:anchor-type="paragraph" draw:z-index="103" draw:name="Shape4_12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05" draw:name="Shape4_3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74">masses</text:span><text:span text:style-name="MT23"> </text:span></text:p></draw:text-box></draw:frame><draw:g text:anchor-type="paragraph" draw:z-index="95" draw:name="Shape4_123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98" draw:name="Shape4_129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3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2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76" draw:name="Shape4_109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5">Périmètre : </text:span><text:span text:style-name="MT76">Problèmes</text:span></text:p></draw:text-box></draw:frame></text:p>
      </style:footer>
      <style:footer-left>
        <text:p text:style-name="MP42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75">Périmètre : </text:span><text:span text:style-name="MT76">Problèmes</text:span></text:p></draw:text-box></draw:frame><draw:g text:anchor-type="paragraph" draw:z-index="78" draw:name="Shape4_122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71" draw:name="Shape4_108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72" draw:name="Shape4_120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21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65" draw:name="Shape3_16" draw:style-name="Mgr7" draw:text-style-name="MP19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4"><draw:line text:anchor-type="paragraph" draw:z-index="67" draw:name="Shape3_17" draw:style-name="Mgr7" draw:text-style-name="MP19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68" draw:name="Shape4_107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60" draw:name="Shape4_12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63" draw:name="Shape4_263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265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55" draw:name="Shape3_11" draw:style-name="Mgr7" draw:text-style-name="MP19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57" draw:name="Shape3_20" draw:style-name="Mgr7" draw:text-style-name="MP19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58" draw:name="Shape4_113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95" draw:name="Shape4_18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52" draw:name="Shape4_114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53" draw:name="Shape4_115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389" draw:name="Shape4_94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390" draw:name="Shape4_95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391" draw:name="Shape4_96" draw:style-name="Mgr1"><draw:path draw:style-name="Mgr6" draw:text-style-name="MP2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83" draw:name="Shape4_93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86" draw:name="Shape4_102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87" draw:name="Shape4_101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380" draw:name="Shape4_98" draw:style-name="Mgr1"><draw:path draw:style-name="Mgr5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5">Proportionnalité et pourcentage : </text:span><text:span text:style-name="MT86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text:span text:style-name="MT87">Proportionnalité et pourcentages : </text:span><text:span text:style-name="MT86">pourcentages</text:span></text:p></draw:text-box></draw:frame><draw:g text:anchor-type="paragraph" draw:z-index="382" draw:name="Shape4_112" draw:style-name="Mgr1"><draw:path draw:style-name="Mgr5" draw:text-style-name="MP22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7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7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377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: </text:p></draw:text-box></draw:frame><draw:g text:anchor-type="paragraph" draw:z-index="379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9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58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360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353" draw:name="Shape4_74" draw:style-name="Mgr1"><draw:path draw:style-name="Mgr5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355" draw:name="Shape4_75" draw:style-name="Mgr1"><draw:path draw:style-name="Mgr5" draw:text-style-name="MP50" svg:width="0.855cm" svg:height="1.172cm" svg:x="-0.268cm" svg:y="-0.175cm" svg:viewBox="0 0 856 1173" svg:d="M856 1173h-856v-991c0-100 79-182 175-182h505c97 0 176 82 176 182z"><text:p/></draw:path></draw:g><draw:g text:anchor-type="paragraph" draw:z-index="356" draw:name="Shape4_259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3"><text:span text:style-name="MT19">Repères du plan : Se repérer</text:span> </text:p>
      </style:header>
      <style:header-left>
        <text:p text:style-name="MP13"><text:span text:style-name="MT19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349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51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5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345" draw:name="Shape4_70" draw:style-name="Mgr1"><draw:path draw:style-name="Mgr5" draw:text-style-name="MP22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347" draw:name="Shape4_91" draw:style-name="Mgr1"><draw:path draw:style-name="Mgr5" draw:text-style-name="MP50" svg:width="0.855cm" svg:height="1.172cm" svg:x="-0.268cm" svg:y="-0.175cm" svg:viewBox="0 0 856 1173" svg:d="M856 1173h-856v-991c0-100 79-182 175-182h505c97 0 176 82 176 182z"><text:p/></draw:path></draw:g><draw:g text:anchor-type="paragraph" draw:z-index="348" draw:name="Shape4_90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36" draw:name="Shape4_82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Résoudre des problèmes</text:p></draw:text-box></draw:frame><draw:g text:anchor-type="paragraph" draw:z-index="338" draw:name="Shape4_97" draw:style-name="Mgr1"><draw:path draw:style-name="Mgr4" draw:text-style-name="MP21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30" draw:name="Shape4_68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32" draw:name="Shape4_89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83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313" draw:name="Shape4_79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07" draw:name="Shape4_64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09" draw:name="Shape4_80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81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303" draw:name="Shape4_61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101">calculer</text:span><text:span text:style-name="MT102"> : </text:span><text:span text:style-name="MT105">critères de divisibilité</text:span></text:p></draw:text-box></draw:frame><draw:g text:anchor-type="paragraph" draw:z-index="305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5"><text:span text:style-name="MT10">G</text:span>éométrie plane : Parallèles, perpendiculaires,<text:line-break/> distances</text:p>
      </style:header>
      <style:header-left>
        <text:p text:style-name="MP56"><text:s/><text:span text:style-name="MT10">Géométrie plane</text:span> : <text:span text:style-name="MT1">P</text:span><text:span text:style-name="MT2">arallèles, perpendiculaires,<text:line-break/> </text:span><text:span text:style-name="MT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7">Géométrie plane : </text:span><text:span text:style-name="MT5">parallèles, perpendiculaires, </text:span><text:span text:style-name="MT6">distances</text:span></text:h></draw:text-box></draw:frame><draw:g text:anchor-type="paragraph" draw:z-index="298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7" text:outline-level="1"><text:span text:style-name="MT106">G</text:span>éométrie plane : Parallèles, perpendiculaires, distances</text:h></draw:text-box></draw:frame><draw:g text:anchor-type="paragraph" draw:z-index="301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draw:g text:anchor-type="paragraph" draw:z-index="294" draw:name="Shape4_51" draw:style-name="Mgr1"><draw:path draw:style-name="Mgr4" draw:text-style-name="MP21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101">calculer</text:span><text:span text:style-name="MT102"> : </text:span><text:span text:style-name="MT108">diviser</text:span></text:p></draw:text-box></draw:frame><draw:g text:anchor-type="paragraph" draw:z-index="296" draw:name="Shape4_60" draw:style-name="Mgr1"><draw:path draw:style-name="Mgr4" draw:text-style-name="MP21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89" draw:name="Shape4_54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91" draw:name="Shape4_57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58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8">Calculer : <text:span text:style-name="MT109">Multiplier</text:span> </text:p>
      </style:header>
      <style:header-left>
        <text:p text:style-name="MP58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draw:g text:anchor-type="paragraph" draw:z-index="285" draw:name="Shape4_55" draw:style-name="Mgr1"><draw:path draw:style-name="Mgr4" draw:text-style-name="MP21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101">calculer</text:span><text:span text:style-name="MT102"> : </text:span><text:span text:style-name="MT110">Multiplier</text:span></text:p></draw:text-box></draw:frame><draw:g text:anchor-type="paragraph" draw:z-index="287" draw:name="Shape4_262" draw:style-name="Mgr1"><draw:path draw:style-name="Mgr4" draw:text-style-name="MP21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80" draw:name="Shape4_50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82" draw:name="Shape4_52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53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9"><text:span text:style-name="MT101">calculer</text:span><text:span text:style-name="MT102"> : </text:span><text:span text:style-name="MT101">additionner et soustraire</text:span></text:p></draw:text-box></draw:frame><draw:g text:anchor-type="paragraph" draw:z-index="274" draw:name="Shape4_47" draw:style-name="Mgr1"><draw:path draw:style-name="Mgr4" draw:text-style-name="MP2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9"><text:span text:style-name="MT101">calculer</text:span><text:span text:style-name="MT102"> : </text:span><text:span text:style-name="MT101">additionner et soustraire</text:span></text:p></draw:text-box></draw:frame><draw:g text:anchor-type="paragraph" draw:z-index="278" draw:name="Shape4_261" draw:style-name="Mgr1"><draw:path draw:style-name="Mgr4" draw:text-style-name="MP21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68" draw:name="Shape4_4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72" draw:name="Shape4_48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60"><draw:path text:anchor-type="paragraph" draw:z-index="258" draw:name="Shape1_6" draw:style-name="Mgr10" draw:text-style-name="MP61" svg:width="4.329cm" svg:height="2.238cm" svg:x="-1.5cm" svg:y="-1.001cm" svg:viewBox="0 0 4330 2239" svg:d="M0 2239l3984-288c209-15 363-167 345-342l-170-1609h-4159z"><text:p/></draw:path><draw:line text:anchor-type="paragraph" draw:z-index="259" draw:name="Shape3_10" draw:style-name="Mgr11" draw:text-style-name="MP19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60"><draw:line text:anchor-type="paragraph" draw:z-index="261" draw:name="Shape3_27" draw:style-name="Mgr11" draw:text-style-name="MP19" svg:x1="10.308cm" svg:y1="0.388cm" svg:x2="20.496cm" svg:y2="0.36cm"><text:p/></draw:line><draw:path text:anchor-type="paragraph" draw:z-index="262" draw:name="Shape1_10" draw:style-name="Mgr10" draw:text-style-name="MP61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6" draw:name="Shape4_43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48" draw:name="Shape4_41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50" draw:name="Shape4_45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44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3"><draw:line text:anchor-type="paragraph" draw:z-index="239" draw:name="Shape3_9" draw:style-name="Mgr11" draw:text-style-name="MP19" svg:x1="10.37cm" svg:y1="0.365cm" svg:x2="20.496cm" svg:y2="0.36cm"><text:p/></draw:line><draw:path text:anchor-type="paragraph" draw:z-index="241" draw:name="Shape1_4" draw:style-name="Mgr10" draw:text-style-name="MP61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3"><draw:path text:anchor-type="paragraph" draw:z-index="242" draw:name="Shape1_8" draw:style-name="Mgr10" draw:text-style-name="MP61" svg:width="4.329cm" svg:height="2.238cm" svg:x="-1.5cm" svg:y="-7.4cm" svg:viewBox="0 0 4330 2239" svg:d="M0 2239l3984-288c209-15 363-167 345-342l-170-1609h-4159z"><text:p/></draw:path><draw:line text:anchor-type="paragraph" draw:z-index="243" draw:name="Shape3_26" draw:style-name="Mgr11" draw:text-style-name="MP19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45" draw:name="Shape4_38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33" draw:name="Shape4_37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37" draw:name="Shape4_39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4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5"><draw:line text:anchor-type="paragraph" draw:z-index="224" draw:name="Shape3_8" draw:style-name="Mgr11" draw:text-style-name="MP19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5"><draw:line text:anchor-type="paragraph" draw:z-index="226" draw:name="Shape3_25" draw:style-name="Mgr11" draw:text-style-name="MP19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30" draw:name="Shape4_34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20" draw:name="Shape4_33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22" draw:name="Shape4_35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36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7"><draw:line text:anchor-type="paragraph" draw:z-index="214" draw:name="Shape3_24" draw:style-name="Mgr11" draw:text-style-name="MP19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7"><draw:line text:anchor-type="paragraph" draw:z-index="216" draw:name="Shape3_28" draw:style-name="Mgr11" draw:text-style-name="MP19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18" draw:name="Shape4_30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10" draw:name="Shape4_29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12" draw:name="Shape4_32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31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9"><draw:line text:anchor-type="paragraph" draw:z-index="201" draw:name="Shape3_14" draw:style-name="Mgr11" draw:text-style-name="MP19" svg:x1="12.876cm" svg:y1="0.392cm" svg:x2="20.496cm" svg:y2="0.36cm"><text:p/></draw:line><draw:path text:anchor-type="paragraph" draw:z-index="202" draw:name="Shape1_3" draw:style-name="Mgr10" draw:text-style-name="MP61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9"><draw:line text:anchor-type="paragraph" draw:z-index="204" draw:name="Shape3_23" draw:style-name="Mgr11" draw:text-style-name="MP19" svg:x1="12.876cm" svg:y1="0.392cm" svg:x2="20.496cm" svg:y2="0.36cm"><text:p/></draw:line><draw:path text:anchor-type="paragraph" draw:z-index="205" draw:name="Shape1_7" draw:style-name="Mgr10" draw:text-style-name="MP61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08" draw:name="Shape4_26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96" draw:name="Shape4_27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98" draw:name="Shape4_28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1"><draw:path text:anchor-type="paragraph" draw:z-index="189" draw:name="Shape1_1" draw:style-name="Mgr10" draw:text-style-name="MP61" svg:width="4.329cm" svg:height="2.238cm" svg:x="-1.8cm" svg:y="-8.982cm" svg:viewBox="0 0 4330 2239" svg:d="M0 2239l3984-288c209-15 363-167 345-342l-170-1609h-4159z"><text:p/></draw:path><draw:line text:anchor-type="paragraph" draw:z-index="190" draw:name="Shape3_13" draw:style-name="Mgr11" draw:text-style-name="MP19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1"><draw:line text:anchor-type="paragraph" draw:z-index="192" draw:name="Shape3_21" draw:style-name="Mgr11" draw:text-style-name="MP19" svg:x1="15.337cm" svg:y1="0.36cm" svg:x2="20.496cm" svg:y2="0.36cm"><text:p/></draw:line><draw:path text:anchor-type="paragraph" draw:z-index="193" draw:name="Shape1_13" draw:style-name="Mgr10" draw:text-style-name="MP61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84" draw:name="Shape4_24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86" draw:name="Shape4_25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86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3"><draw:line text:anchor-type="paragraph" draw:z-index="178" draw:name="Shape3_5" draw:style-name="Mgr11" draw:text-style-name="MP19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3"><draw:line text:anchor-type="paragraph" draw:z-index="179" draw:name="Shape3_6" draw:style-name="Mgr11" draw:text-style-name="MP19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2" text:anchor-type="frame" svg:x="0.45cm" svg:y="0.079cm" svg:width="0.817cm" draw:z-index="0"><draw:text-box fo:min-height="0.355cm"><text:p text:style-name="MP2"><draw:g text:anchor-type="paragraph" draw:z-index="182" draw:name="Shape4_19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71" draw:name="Shape4_14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75" draw:name="Shape4_21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2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5"><draw:line text:anchor-type="paragraph" draw:z-index="165" draw:name="Shape3_2" draw:style-name="Mgr11" draw:text-style-name="MP19" svg:x1="16.083cm" svg:y1="0.383cm" svg:x2="20.496cm" svg:y2="0.36cm"><text:p/></draw:line>Nombres entiers et décimaux : Numération</text:p>
      </style:header>
      <style:header-left>
        <text:p text:style-name="MP75"><draw:line text:anchor-type="paragraph" draw:z-index="166" draw:name="Shape3_3" draw:style-name="Mgr12" draw:text-style-name="MP19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167" draw:name="Shape4_42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114">N</text:span>ombres entiers et décimaux : numération</text:p></draw:text-box></draw:frame></text:p>
      </style:footer>
      <style:footer-left>
        <text:p text:style-name="MP1"><draw:g text:anchor-type="paragraph" draw:z-index="169" draw:name="Shape4_8" draw:style-name="Mgr1"><draw:path draw:style-name="Mgr4" draw:text-style-name="MP21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60" draw:name="Shape4_78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62" draw:name="Shape4_11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92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7"><draw:line text:anchor-type="paragraph" draw:z-index="154" draw:name="Shape3_15" draw:style-name="Mgr11" draw:text-style-name="MP19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7"><draw:line text:anchor-type="paragraph" draw:z-index="155" draw:name="Shape3_19" draw:style-name="Mgr11" draw:text-style-name="MP19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158" draw:name="Shape4_15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49" draw:name="Shape4_1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51" draw:name="Shape4_106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7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144" draw:name="Shape4_10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146" draw:name="Shape4_11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16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7"><draw:line text:anchor-type="paragraph" draw:z-index="136" draw:name="Shape3_22" draw:style-name="Mgr13" draw:text-style-name="MP19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7"><draw:line text:anchor-type="paragraph" draw:z-index="138" draw:name="Shape3_37" draw:style-name="Mgr11" draw:text-style-name="MP19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140" draw:name="Shape4_9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142" draw:name="Shape4_13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40" draw:name="Shape4_6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43" draw:name="Shape4_76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77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320" draw:name="Shape4_67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101">calculer</text:span><text:span text:style-name="MT102"> : </text:span><text:span text:style-name="MT128">priorités opératoires</text:span></text:p></draw:text-box></draw:frame><draw:g text:anchor-type="paragraph" draw:z-index="328" draw:name="Shape4_69" draw:style-name="Mgr1"><draw:path draw:style-name="Mgr4" draw:text-style-name="MP21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draw:g text:anchor-type="paragraph" draw:z-index="373" draw:name="Shape4_73" draw:style-name="Mgr1"><draw:path draw:style-name="Mgr5" draw:text-style-name="MP5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376" draw:name="Shape4_88" draw:style-name="Mgr1"><draw:path draw:style-name="Mgr5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7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7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370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: </text:p></draw:text-box></draw:frame><draw:g text:anchor-type="paragraph" draw:z-index="372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65" draw:name="Shape4_71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67" draw:name="Shape4_104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105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61" draw:name="Shape3_4" draw:style-name="Mgr7" draw:text-style-name="MP19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362" draw:name="Shape3_18" draw:style-name="Mgr7" draw:text-style-name="MP19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364" draw:name="Shape4_103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longueurs</text:span><text:span text:style-name="MT23"> </text:span></text:p></draw:text-box></draw:frame><draw:g text:anchor-type="paragraph" draw:z-index="88" draw:name="Shape4_84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92" draw:name="Shape4_124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25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Conversions d’unités : longueurs</text:p></draw:text-box></draw:frame><draw:g text:anchor-type="paragraph" draw:z-index="82" draw:name="Shape4_127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85" draw:name="Shape4_133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Conversions d’unités : longueurs</text:p></draw:text-box></draw:frame><draw:g text:anchor-type="paragraph" draw:z-index="87" draw:name="Shape4_177" draw:style-name="Mgr1"><draw:path draw:style-name="Mgr4" draw:text-style-name="MP21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3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4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79" draw:name="Shape4_145" draw:style-name="Mgr1"><draw:path draw:style-name="Mgr4" draw:text-style-name="MP21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03" draw:name="Shape4_162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06" draw:name="Shape4_163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64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5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209" draw:name="Shape4_165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256" draw:name="Shape4_169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49" draw:name="Shape4_166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52" draw:name="Shape4_167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168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244" draw:name="Shape4_170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246" draw:name="Shape4_171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172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240" draw:name="Shape4_173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9"><draw:path text:anchor-type="paragraph" draw:z-index="227" draw:name="Shape5_3" draw:style-name="Mgr8" draw:text-style-name="MP30" svg:width="4.329cm" svg:height="2.24cm" svg:x="-1.499cm" svg:y="-1cm" svg:viewBox="0 0 4330 2241" svg:d="M0 2241l3984-288c209-15 363-168 345-342l-170-1611h-4159z"><text:p/></draw:path><draw:frame text:anchor-type="paragraph" draw:z-index="228" draw:name="Shape6_3" draw:style-name="Mgr9" draw:text-style-name="MP31" svg:width="2.703cm" svg:height="0.715cm" draw:transform="rotate (0.0872664625997165) translate (-0.172861111111111cm 0.218722222222222cm)"><draw:text-box><text:p text:style-name="MP19"><text:span text:style-name="MT45">Série 1</text:span></text:p></draw:text-box></draw:frame><draw:line text:anchor-type="paragraph" draw:z-index="229" draw:name="Shape7_6" draw:style-name="Mgr7" draw:text-style-name="MP19" svg:x1="9.042cm" svg:y1="0.36cm" svg:x2="20.461cm" svg:y2="0.36cm"><text:p/></draw:line>T<text:span text:style-name="MT46">itre de la série</text:span></text:p>
      </style:header>
      <style:header-left>
        <text:p text:style-name="MP29"><draw:path text:anchor-type="paragraph" draw:z-index="234" draw:name="Shape5_4" draw:style-name="Mgr8" draw:text-style-name="MP30" svg:width="4.329cm" svg:height="2.24cm" svg:x="-1.499cm" svg:y="-1cm" svg:viewBox="0 0 4330 2241" svg:d="M0 2241l3984-288c209-15 363-168 345-342l-170-1611h-4159z"><text:p/></draw:path><draw:frame text:anchor-type="paragraph" draw:z-index="235" draw:name="Shape6_4" draw:style-name="Mgr9" draw:text-style-name="MP31" svg:width="2.703cm" svg:height="0.715cm" draw:transform="rotate (0.0872664625997165) translate (-0.172861111111111cm 0.218722222222222cm)"><draw:text-box><text:p text:style-name="MP19"><text:span text:style-name="MT45">Série 1</text:span></text:p></draw:text-box></draw:frame><draw:line text:anchor-type="paragraph" draw:z-index="236" draw:name="Shape7_3" draw:style-name="Mgr7" draw:text-style-name="MP19" svg:x1="9.042cm" svg:y1="0.36cm" svg:x2="20.461cm" svg:y2="0.36cm"><text:p/></draw:line>T<text:span text:style-name="MT46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232" draw:name="Shape8_4" draw:style-name="Mgr1"><draw:path draw:style-name="Mgr6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303363173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/><text:span text:style-name="MT44">Volumes : </text:span><text:span text:style-name="MT137">Calculs et conversions</text:span> </text:p></draw:text-box></draw:frame><draw:g text:anchor-type="paragraph" draw:z-index="221" draw:name="Shape4_174" draw:style-name="Mgr1"><draw:path draw:style-name="Mgr6" draw:text-style-name="MP2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1710634322697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/><text:span text:style-name="MT44">Volumes : </text:span><text:span text:style-name="MT137">Calculs et conversions</text:span> </text:p></draw:text-box></draw:frame><draw:g text:anchor-type="paragraph" draw:z-index="225" draw:name="Shape4_175" draw:style-name="Mgr1"><draw:path draw:style-name="Mgr6" draw:text-style-name="MP2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9"><text:span text:style-name="MT15">S</text:span><text:span text:style-name="MT16">olides</text:span> : <text:span text:style-name="MT15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217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219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1"><text:span text:style-name="MT10">Géométrie plane</text:span> : <text:span text:style-name="MT138">D</text:span><text:span text:style-name="MT10">roites, </text:span><text:span text:style-name="MT139">demi-droites </text:span><text:span text:style-name="MT140">&amp; </text:span><text:span text:style-name="MT13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211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4">Géométrie plane : </text:span><text:span text:style-name="MT7">droites, </text:span><text:span text:style-name="MT14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215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droites, </text:span><text:span text:style-name="MT141">DEMI-droites et segments</text:span></text:p></draw:text-box></draw:frame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0">Géométrie plane, </text:span><text:span text:style-name="MT142">partie 1</text:span> : <text:span text:style-name="MT143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4">Géométrie plane, </text:span><text:span text:style-name="MT144">partie 1</text:span><text:span text:style-name="MT4"> : </text:span><text:span text:style-name="MT145">assembler et décomposer</text:span></text:p></draw:text-box></draw:frame><draw:g text:anchor-type="paragraph" draw:z-index="300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263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, </text:span><text:span text:style-name="MT144">partie 1</text:span><text:span text:style-name="MT7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7">Géométrie plane : </text:span><text:span text:style-name="MT149">vocabulaire</text:span></text:p></draw:text-box></draw:frame><draw:g text:anchor-type="paragraph" draw:z-index="231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7">Géométrie plane : </text:span><text:span text:style-name="MT149">vocabulaire</text:span></text:p></draw:text-box></draw:frame><draw:g text:anchor-type="paragraph" draw:z-index="181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0">Géométrie plane, </text:span><text:span text:style-name="MT142">partie 1</text:span> : <text:span text:style-name="MT150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4">Géométrie plane, </text:span><text:span text:style-name="MT144">partie 1</text:span><text:span text:style-name="MT4"> : </text:span><text:span text:style-name="MT151">coder</text:span></text:p></draw:text-box></draw:frame><draw:g text:anchor-type="paragraph" draw:z-index="156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7">Géométrie plane, </text:span><text:span text:style-name="MT144">partie 1</text:span><text:span text:style-name="MT7"> : </text:span><text:span text:style-name="MT151">coder</text:span></text:p></draw:text-box></draw:frame><draw:g text:anchor-type="paragraph" draw:z-index="134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header-left>
        <text:p text:style-name="MP92"><text:span text:style-name="MT146">Géométrie plane</text:span><text:span text:style-name="MT147"> : </text:span><text:span text:style-name="MT148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7">Géométrie plane : </text:span><text:span text:style-name="MT149">vocabulaire</text:span></text:p></draw:text-box></draw:frame><draw:g text:anchor-type="paragraph" draw:z-index="94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7">Géométrie plane : </text:span><text:span text:style-name="MT149">vocabulaire</text:span></text:p></draw:text-box></draw:frame><draw:g text:anchor-type="paragraph" draw:z-index="369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187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191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83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85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8"><draw:line text:anchor-type="paragraph" draw:z-index="253" draw:name="Shape3_39" draw:style-name="Mgr11" draw:text-style-name="MP19" svg:x1="10.308cm" svg:y1="0.388cm" svg:x2="20.496cm" svg:y2="0.36cm"><text:p/></draw:line><draw:path text:anchor-type="paragraph" draw:z-index="255" draw:name="Shape1_12" draw:style-name="Mgr10" draw:text-style-name="MP61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57" draw:name="Shape4_258" draw:style-name="Mgr1"><draw:path draw:style-name="Mgr4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 : additionner et soustraire</text:span><text:span text:style-name="MT23"> </text:span></text:p></draw:text-box></draw:frame><draw:g text:anchor-type="paragraph" draw:z-index="315" draw:name="Shape4_85" draw:style-name="Mgr1"><draw:path draw:style-name="Mgr4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4">Calculer</text:span><text:span text:style-name="MT23"> : </text:span><text:span text:style-name="MT34">additionner et soustraire</text:span></text:p></draw:text-box></draw:frame><draw:g text:anchor-type="paragraph" draw:z-index="317" draw:name="Shape4_260" draw:style-name="Mgr1"><draw:path draw:style-name="Mgr4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87" draw:style-name="Mgr1"><draw:path draw:style-name="Mgr5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9"><draw:line text:anchor-type="paragraph" draw:z-index="173" draw:name="Shape9_1" draw:style-name="Mgr3" draw:text-style-name="MP19" svg:x1="11.559cm" svg:y1="0.36cm" svg:x2="20.5cm" svg:y2="0.36cm"><text:p/></draw:line><draw:frame text:anchor-type="paragraph" draw:z-index="174" draw:name="Shape8_6" draw:style-name="Mgr9" draw:text-style-name="MP31" svg:width="2.703cm" svg:height="0.715cm" draw:transform="rotate (0.0872664625997165) translate (-0.172861111111111cm 0.218722222222222cm)"><draw:text-box><text:p text:style-name="MP19"><text:span text:style-name="MT45">Série 1</text:span></text:p></draw:text-box></draw:frame><draw:path text:anchor-type="paragraph" draw:z-index="176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80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172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70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164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68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159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161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57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150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solides : Vocabulaire, NatuRE</text:p></draw:text-box></draw:frame><draw:g text:anchor-type="paragraph" draw:z-index="153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9"><text:span text:style-name="MT15">S</text:span><text:span text:style-name="MT16">olides</text:span> : <text:span text:style-name="MT15">Vocabulaire, nature</text:span></text:p>
      </style:header>
      <style:header-left>
        <text:p text:style-name="MP9"><text:span text:style-name="MT15">S</text:span><text:span text:style-name="MT16">olides</text:span> : <text:span text:style-name="MT15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145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148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141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143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69">Patrons</text:span></text:p>
      </style:header>
      <style:header-left>
        <text:p text:style-name="_5f_Header_20_G_20_page_20_paire_20__28_G_29_"><text:span text:style-name="MT15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<text:span text:style-name="MT170">patrons</text:span></text:p></draw:text-box></draw:frame><draw:g text:anchor-type="paragraph" draw:z-index="137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139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133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135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127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solides : Vocabulaire, NatuRE</text:p></draw:text-box></draw:frame><draw:g text:anchor-type="paragraph" draw:z-index="130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106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125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3"> : </text:span><text:span text:style-name="MT177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96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9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102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</text:span><text:span text:style-name="MT5">parallèles, perpendiculaires, </text:span><text:span text:style-name="MT6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84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89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3"> : </text:span><text:span text:style-name="MT176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74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80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4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66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8">Symétrie axiale : constructions</text:p></draw:text-box></draw:frame><draw:g text:anchor-type="paragraph" draw:z-index="70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9">S</text:span><text:span text:style-name="MT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56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9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59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</text:span><text:span text:style-name="MT5">parallèles, perpendiculaires, </text:span><text:span text:style-name="MT6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88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92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3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3"> : </text:span><text:span text:style-name="MT181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381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9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384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</text:span><text:span text:style-name="MT5">parallèles, perpendiculaires, </text:span><text:span text:style-name="MT6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74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78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9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366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9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371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</text:span><text:span text:style-name="MT5">parallèles, perpendiculaires, </text:span><text:span text:style-name="MT6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57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Géométrie plane : </text:span><text:span text:style-name="MT1">parallèles, perpendiculaires, </text:span><text:span text:style-name="MT9">distances</text:span></text:p></draw:text-box></draw:frame><draw:g text:anchor-type="paragraph" draw:z-index="363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9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350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9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354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7">Géométrie plane : </text:span><text:span text:style-name="MT5">parallèles, perpendiculaires, </text:span><text:span text:style-name="MT6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33" draw:name="Shape3_1" draw:style-name="Mgr15" draw:text-style-name="MP19" svg:x1="10.893cm" svg:y1="0.403cm" svg:x2="20.503cm" svg:y2="0.327cm"><text:p/></draw:line><draw:path text:anchor-type="char" draw:z-index="335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42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341" draw:name="Shape3_38" draw:style-name="Mgr15" draw:text-style-name="MP1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339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Résoudre des problèmes</text:p></draw:text-box></draw:frame><draw:g text:anchor-type="paragraph" draw:z-index="346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22:17:07.601000000</dc:date>
    <meta:editing-duration>P2DT7H24M40S</meta:editing-duration>
    <meta:editing-cycles>181</meta:editing-cycles>
    <meta:generator>LibreOffice/7.1.1.2$Windows_X86_64 LibreOffice_project/fe0b08f4af1bacafe4c7ecc87ce55bb426164676</meta:generator>
    <meta:document-statistic meta:table-count="7" meta:image-count="0" meta:object-count="0" meta:page-count="5" meta:paragraph-count="837" meta:word-count="3416" meta:character-count="22195" meta:non-whitespace-character-count="19209"/>
    <meta:template xlink:type="simple" xlink:actuate="onRequest" xlink:title="lycee_v3" xlink:href="../../fichiers%20définitifs/Modele_cahier.ott" meta:date="2021-07-09T13:45:32.011278978"/>
  </office:meta>
</office:document-meta>
</file>